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7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style:use-window-font-color="tru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font-name="Liberation Sans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3"/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5108">
      <style:table-cell-properties fo:background-color="transparent"/>
    </style:style>
    <style:style style:name="ce21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font-name="Liberation Sans"/>
    </style:style>
    <style:style style:name="ce23" style:family="table-cell" style:parent-style-name="Default">
      <style:table-cell-properties fo:background-color="transparent"/>
      <style:text-properties fo:color="#ff0000" style:font-name="Liberation Sans" fo:font-weight="bold" style:font-weight-asian="bold" style:font-weight-complex="bold"/>
    </style:style>
    <style:style style:name="ce24" style:family="table-cell" style:parent-style-name="Default" style:data-style-name="N5108">
      <style:table-cell-properties fo:background-color="transparent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00ff00" style:text-align-source="fix" style:repeat-content="false" fo:border-left="0.54pt solid #008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00ff00" style:text-align-source="fix" style:repeat-content="false" fo:border-left="0.54pt solid #008000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fo:background-color="#00ff00" style:text-align-source="fix" style:repeat-content="false" fo:border-left="0.54pt solid #008000" fo:border-right="0.06pt solid #000000" fo:border-top="none" style:vertical-align="middle"/>
      <style:paragraph-properties fo:text-align="center"/>
    </style:style>
    <style:style style:name="ce28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5108"/>
    <style:style style:name="ce30" style:family="table-cell" style:parent-style-name="Default">
      <style:table-cell-properties fo:background-color="#00ff00"/>
    </style:style>
    <style:style style:name="ce31" style:family="table-cell" style:parent-style-name="Default">
      <style:text-properties fo:color="#ff0000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shapes>
          <draw:line draw:z-index="0" draw:style-name="gr1" draw:text-style-name="P1" svg:x1="28.579cm" svg:y1="1.992cm" svg:x2="28.579cm" svg:y2="35.989cm">
            <text:p/>
          </draw:line>
          <draw:frame draw:z-index="1" draw:style-name="gr2" svg:width="16.966cm" svg:height="9.764cm" svg:x="40.532cm" svg:y="13.137cm">
            <draw:object draw:notify-on-update-of-ranges="Sheet1.P35:Sheet1.P35 Sheet1.P36:Sheet1.P42 Sheet1.Q35:Sheet1.Q35 Sheet1.Q36:Sheet1.Q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6.008cm" svg:height="8.982cm" svg:x="42.789cm" svg:y="18.853cm">
            <draw:object draw:notify-on-update-of-ranges="Sheet1.P35:Sheet1.P35 Sheet1.P36:Sheet1.P41 Sheet1.Q35:Sheet1.Q35 Sheet1.Q36:Sheet1.Q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4" table:default-cell-style-name="Default"/>
        <table:table-row table:style-name="ro2">
          <table:table-cell table:style-name="ce1" office:value-type="string">
            <text:p>Multi-Task-Random-Results</text:p>
          </table:table-cell>
          <table:table-cell table:number-columns-repeated="24"/>
        </table:table-row>
        <table:table-row table:style-name="ro3" table:number-rows-repeated="2">
          <table:table-cell table:number-columns-repeated="25"/>
        </table:table-row>
        <table:table-row table:style-name="ro3">
          <table:table-cell table:style-name="ce1" office:value-type="string">
            <text:p>1 epochs</text:p>
          </table:table-cell>
          <table:table-cell table:number-columns-repeated="24"/>
        </table:table-row>
        <table:table-row table:style-name="ro3">
          <table:table-cell table:style-name="ce2" office:value-type="string">
            <text:p>top k: 1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verage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small on books:</text:p>
          </table:table-cell>
          <table:table-cell table:number-columns-repeated="2"/>
          <table:table-cell table:style-name="ce6"/>
          <table:table-cell table:number-columns-repeated="8"/>
          <table:table-cell table:style-name="ce15"/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table:number-columns-repeated="2"/>
          <table:table-cell table:style-name="ce6"/>
          <table:table-cell table:number-columns-repeated="21"/>
        </table:table-row>
        <table:table-row table:style-name="ro3">
          <table:table-cell table:style-name="ce2" office:value-type="string">
            <text:p>small on electronics:</text:p>
          </table:table-cell>
          <table:table-cell table:number-columns-repeated="2"/>
          <table:table-cell table:style-name="ce6"/>
          <table:table-cell table:number-columns-repeated="21"/>
        </table:table-row>
        <table:table-row table:style-name="ro3">
          <table:table-cell table:style-name="ce2" office:value-type="string">
            <text:p>small on kitchen:</text:p>
          </table:table-cell>
          <table:table-cell table:number-columns-repeated="2"/>
          <table:table-cell table:style-name="ce6"/>
          <table:table-cell table:number-columns-repeated="21"/>
        </table:table-row>
        <table:table-row table:style-name="ro3">
          <table:table-cell table:style-name="ce2" office:value-type="string">
            <text:p>small on cat:</text:p>
          </table:table-cell>
          <table:table-cell table:number-columns-repeated="2"/>
          <table:table-cell table:style-name="ce6"/>
          <table:table-cell table:number-columns-repeated="21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top k: 10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small on books:</text:p>
          </table:table-cell>
          <table:table-cell table:number-columns-repeated="2"/>
          <table:table-cell table:style-name="ce6"/>
          <table:table-cell table:number-columns-repeated="21"/>
        </table:table-row>
        <table:table-row table:style-name="ro5">
          <table:table-cell table:style-name="ce2" office:value-type="string">
            <text:p>small on dvd:</text:p>
          </table:table-cell>
          <table:table-cell table:number-columns-repeated="2"/>
          <table:table-cell table:style-name="ce6"/>
          <table:table-cell table:number-columns-repeated="21"/>
        </table:table-row>
        <table:table-row table:style-name="ro3">
          <table:table-cell table:style-name="ce2" office:value-type="string">
            <text:p>small on electronics:</text:p>
          </table:table-cell>
          <table:table-cell table:number-columns-repeated="2"/>
          <table:table-cell table:style-name="ce6"/>
          <table:table-cell table:number-columns-repeated="21"/>
        </table:table-row>
        <table:table-row table:style-name="ro3">
          <table:table-cell table:style-name="ce2" office:value-type="string">
            <text:p>small on kitchen:</text:p>
          </table:table-cell>
          <table:table-cell table:number-columns-repeated="2"/>
          <table:table-cell table:style-name="ce6"/>
          <table:table-cell table:number-columns-repeated="21"/>
        </table:table-row>
        <table:table-row table:style-name="ro3">
          <table:table-cell table:style-name="ce2" office:value-type="string">
            <text:p>small on cat:</text:p>
          </table:table-cell>
          <table:table-cell table:number-columns-repeated="2"/>
          <table:table-cell table:style-name="ce6"/>
          <table:table-cell table:number-columns-repeated="21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top k: 100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small on books: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small on dvd:</text:p>
          </table:table-cell>
          <table:table-cell table:number-columns-repeated="24"/>
        </table:table-row>
        <table:table-row table:style-name="ro3">
          <table:table-cell table:style-name="ce2" office:value-type="string">
            <text:p>small on electronics:</text:p>
          </table:table-cell>
          <table:table-cell table:number-columns-repeated="24"/>
        </table:table-row>
        <table:table-row table:style-name="ro3">
          <table:table-cell table:style-name="ce2" office:value-type="string">
            <text:p>small on kitchen:</text:p>
          </table:table-cell>
          <table:table-cell table:number-columns-repeated="24"/>
        </table:table-row>
        <table:table-row table:style-name="ro3">
          <table:table-cell table:style-name="ce2" office:value-type="string">
            <text:p>small on cat:</text:p>
          </table:table-cell>
          <table:table-cell table:number-columns-repeated="24"/>
        </table:table-row>
        <table:table-row table:style-name="ro3">
          <table:table-cell table:style-name="ce2"/>
          <table:table-cell table:number-columns-repeated="2"/>
          <table:table-cell table:style-name="ce7"/>
          <table:table-cell table:number-columns-repeated="21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1" office:value-type="string">
            <text:p>10 epochs</text:p>
          </table:table-cell>
          <table:table-cell table:number-columns-repeated="24"/>
        </table:table-row>
        <table:table-row table:style-name="ro3">
          <table:table-cell table:style-name="ce2" office:value-type="string">
            <text:p>top k: 10</text:p>
          </table:table-cell>
          <table:table-cell table:number-columns-repeated="14"/>
          <table:table-cell office:value-type="string">
            <text:p>average for 10 epochs</text:p>
          </table:table-cell>
          <table:table-cell table:number-columns-repeated="9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top k</text:p>
          </table:table-cell>
          <table:table-cell office:value-type="string">
            <text:p>error rate</text:p>
          </table:table-cell>
          <table:table-cell table:number-columns-repeated="8"/>
        </table:table-row>
        <table:table-row table:style-name="ro3">
          <table:table-cell table:style-name="ce2"/>
          <table:table-cell table:number-columns-repeated="2"/>
          <table:table-cell table:style-name="ce8"/>
          <table:table-cell table:number-columns-repeated="11"/>
          <table:table-cell office:value-type="float" office:value="10">
            <text:p>10</text:p>
          </table:table-cell>
          <table:table-cell table:formula="of:=[.M41]" office:value-type="float" office:value="0.679921875">
            <text:p>0.679921875</text:p>
          </table:table-cell>
          <table:table-cell table:number-columns-repeated="8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7725">
            <text:p>0.7725</text:p>
          </table:table-cell>
          <table:table-cell table:style-name="ce5" office:value-type="float" office:value="0.6">
            <text:p>0.6</text:p>
          </table:table-cell>
          <table:table-cell table:style-name="ce9" office:value-type="float" office:value="0.625">
            <text:p>0.625</text:p>
          </table:table-cell>
          <table:table-cell table:style-name="ce13" table:number-columns-repeated="2"/>
          <table:table-cell/>
          <table:table-cell office:value-type="float" office:value="0.76">
            <text:p>0.76</text:p>
          </table:table-cell>
          <table:table-cell office:value-type="float" office:value="0.6925">
            <text:p>0.69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95">
            <text:p>0.695</text:p>
          </table:table-cell>
          <table:table-cell table:formula="of:=AVERAGE([.B37:.D37];[.H37:.L37])" office:value-type="float" office:value="0.6909375">
            <text:p>0.6909375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[.M50]" office:value-type="float" office:value="0.31953125">
            <text:p>0.31953125</text:p>
          </table:table-cell>
          <table:table-cell table:number-columns-repeated="8"/>
        </table:table-row>
        <table:table-row table:style-name="ro5">
          <table:table-cell table:style-name="ce2" office:value-type="string">
            <text:p>small on dvd:</text:p>
          </table:table-cell>
          <table:table-cell table:style-name="ce5" office:value-type="float" office:value="0.595">
            <text:p>0.595</text:p>
          </table:table-cell>
          <table:table-cell office:value-type="float" office:value="0.63">
            <text:p>0.63</text:p>
          </table:table-cell>
          <table:table-cell table:style-name="ce10" office:value-type="float" office:value="0.635">
            <text:p>0.635</text:p>
          </table:table-cell>
          <table:table-cell table:style-name="ce14" table:number-columns-repeated="2"/>
          <table:table-cell/>
          <table:table-cell office:value-type="float" office:value="0.79">
            <text:p>0.79</text:p>
          </table:table-cell>
          <table:table-cell office:value-type="float" office:value="0.71">
            <text:p>0.71</text:p>
          </table:table-cell>
          <table:table-cell office:value-type="float" office:value="0.7175">
            <text:p>0.7175</text:p>
          </table:table-cell>
          <table:table-cell table:number-columns-repeated="2" office:value-type="float" office:value="0.725">
            <text:p>0.725</text:p>
          </table:table-cell>
          <table:table-cell table:formula="of:=AVERAGE([.B38:.D38];[.H38:.L38])" office:value-type="float" office:value="0.6909375">
            <text:p>0.6909375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[.M59]" office:value-type="float" office:value="0.24453125">
            <text:p>0.24453125</text:p>
          </table:table-cell>
          <table:table-cell table:number-columns-repeated="8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8">
            <text:p>0.8</text:p>
          </table:table-cell>
          <table:table-cell table:style-name="ce5" office:value-type="float" office:value="0.595">
            <text:p>0.595</text:p>
          </table:table-cell>
          <table:table-cell table:style-name="ce9" office:value-type="float" office:value="0.64">
            <text:p>0.64</text:p>
          </table:table-cell>
          <table:table-cell table:style-name="ce13" table:number-columns-repeated="2"/>
          <table:table-cell/>
          <table:table-cell office:value-type="float" office:value="0.7925">
            <text:p>0.7925</text:p>
          </table:table-cell>
          <table:table-cell office:value-type="float" office:value="0.67">
            <text:p>0.67</text:p>
          </table:table-cell>
          <table:table-cell office:value-type="float" office:value="0.655">
            <text:p>0.655</text:p>
          </table:table-cell>
          <table:table-cell table:number-columns-repeated="2" office:value-type="float" office:value="0.6625">
            <text:p>0.6625</text:p>
          </table:table-cell>
          <table:table-cell table:formula="of:=AVERAGE([.B39:.D39];[.H39:.L39])" office:value-type="float" office:value="0.6846875">
            <text:p>0.6846875</text:p>
          </table:table-cell>
          <table:table-cell table:number-columns-repeated="2"/>
          <table:table-cell office:value-type="float" office:value="2000">
            <text:p>2000</text:p>
          </table:table-cell>
          <table:table-cell table:formula="of:=[.M68]" office:value-type="float" office:value="0.233671875">
            <text:p>0.233671875</text:p>
          </table:table-cell>
          <table:table-cell table:number-columns-repeated="8"/>
        </table:table-row>
        <table:table-row table:style-name="ro3">
          <table:table-cell table:style-name="ce2" office:value-type="string">
            <text:p>small on kitchen:</text:p>
          </table:table-cell>
          <table:table-cell office:value-type="float" office:value="0.7575">
            <text:p>0.7575</text:p>
          </table:table-cell>
          <table:table-cell table:style-name="ce5" office:value-type="float" office:value="0.595">
            <text:p>0.595</text:p>
          </table:table-cell>
          <table:table-cell table:style-name="ce11" office:value-type="float" office:value="0.595">
            <text:p>0.595</text:p>
          </table:table-cell>
          <table:table-cell table:style-name="ce13" table:number-columns-repeated="2"/>
          <table:table-cell/>
          <table:table-cell office:value-type="float" office:value="0.7175">
            <text:p>0.7175</text:p>
          </table:table-cell>
          <table:table-cell office:value-type="float" office:value="0.6775">
            <text:p>0.6775</text:p>
          </table:table-cell>
          <table:table-cell office:value-type="float" office:value="0.6225">
            <text:p>0.6225</text:p>
          </table:table-cell>
          <table:table-cell table:number-columns-repeated="2" office:value-type="float" office:value="0.63">
            <text:p>0.63</text:p>
          </table:table-cell>
          <table:table-cell table:formula="of:=AVERAGE([.B40:.D40];[.H40:.L40])" office:value-type="float" office:value="0.653125">
            <text:p>0.653125</text:p>
          </table:table-cell>
          <table:table-cell table:number-columns-repeated="2"/>
          <table:table-cell office:value-type="float" office:value="5000">
            <text:p>5000</text:p>
          </table:table-cell>
          <table:table-cell table:formula="of:=[.M77]" office:value-type="float" office:value="0.23171875">
            <text:p>0.23171875</text:p>
          </table:table-cell>
          <table:table-cell table:number-columns-repeated="8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73125">
            <text:p>0.73125</text:p>
          </table:table-cell>
          <table:table-cell table:style-name="ce5" office:value-type="float" office:value="0.605">
            <text:p>0.605</text:p>
          </table:table-cell>
          <table:table-cell table:style-name="ce9" office:value-type="float" office:value="0.62375">
            <text:p>0.62375</text:p>
          </table:table-cell>
          <table:table-cell table:style-name="ce13" table:number-columns-repeated="2"/>
          <table:table-cell/>
          <table:table-cell office:value-type="float" office:value="0.765">
            <text:p>0.765</text:p>
          </table:table-cell>
          <table:table-cell office:value-type="float" office:value="0.6875">
            <text:p>0.6875</text:p>
          </table:table-cell>
          <table:table-cell office:value-type="float" office:value="0.670625">
            <text:p>0.670625</text:p>
          </table:table-cell>
          <table:table-cell table:number-columns-repeated="2" office:value-type="float" office:value="0.678125">
            <text:p>0.678125</text:p>
          </table:table-cell>
          <table:table-cell table:formula="of:=AVERAGE([.B41:.D41];[.H41:.L41])" office:value-type="float" office:value="0.679921875">
            <text:p>0.679921875</text:p>
          </table:table-cell>
          <table:table-cell table:number-columns-repeated="2"/>
          <table:table-cell office:value-type="float" office:value="10000">
            <text:p>10000</text:p>
          </table:table-cell>
          <table:table-cell table:formula="of:=[.M86]" office:value-type="float" office:value="0.233515625">
            <text:p>0.233515625</text:p>
          </table:table-cell>
          <table:table-cell table:number-columns-repeated="8"/>
        </table:table-row>
        <table:table-row table:style-name="ro3">
          <table:table-cell table:style-name="ce2"/>
          <table:table-cell table:number-columns-repeated="14"/>
          <table:table-cell office:value-type="float" office:value="50000">
            <text:p>50000</text:p>
          </table:table-cell>
          <table:table-cell table:formula="of:=[.M95]" office:value-type="float" office:value="0.2290625">
            <text:p>0.2290625</text:p>
          </table:table-cell>
          <table:table-cell table:number-columns-repeated="8"/>
        </table:table-row>
        <table:table-row table:style-name="ro3">
          <table:table-cell table:style-name="ce2" office:value-type="string">
            <text:p>top k: 10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small on books:</text:p>
          </table:table-cell>
          <table:table-cell table:style-name="ce6" office:value-type="float" office:value="0.3375">
            <text:p>0.3375</text:p>
          </table:table-cell>
          <table:table-cell office:value-type="float" office:value="0.35">
            <text:p>0.35</text:p>
          </table:table-cell>
          <table:table-cell table:style-name="ce6" office:value-type="float" office:value="0.3375">
            <text:p>0.3375</text:p>
          </table:table-cell>
          <table:table-cell table:number-columns-repeated="3"/>
          <table:table-cell office:value-type="float" office:value="0.3825">
            <text:p>0.3825</text:p>
          </table:table-cell>
          <table:table-cell office:value-type="float" office:value="0.325">
            <text:p>0.325</text:p>
          </table:table-cell>
          <table:table-cell office:value-type="float" office:value="0.3675">
            <text:p>0.3675</text:p>
          </table:table-cell>
          <table:table-cell table:number-columns-repeated="2" office:value-type="float" office:value="0.4025">
            <text:p>0.4025</text:p>
          </table:table-cell>
          <table:table-cell table:formula="of:=AVERAGE([.B46:.D46];[.H46:.L46])" office:value-type="float" office:value="0.363125">
            <text:p>0.36312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3575">
            <text:p>0.3575</text:p>
          </table:table-cell>
          <table:table-cell office:value-type="float" office:value="0.32">
            <text:p>0.32</text:p>
          </table:table-cell>
          <table:table-cell office:value-type="float" office:value="0.3225">
            <text:p>0.3225</text:p>
          </table:table-cell>
          <table:table-cell table:number-columns-repeated="3"/>
          <table:table-cell office:value-type="float" office:value="0.325">
            <text:p>0.325</text:p>
          </table:table-cell>
          <table:table-cell office:value-type="float" office:value="0.3">
            <text:p>0.3</text:p>
          </table:table-cell>
          <table:table-cell table:style-name="ce6" office:value-type="float" office:value="0.305">
            <text:p>0.305</text:p>
          </table:table-cell>
          <table:table-cell table:number-columns-repeated="2" office:value-type="float" office:value="0.3675">
            <text:p>0.3675</text:p>
          </table:table-cell>
          <table:table-cell table:formula="of:=AVERAGE([.B47:.D47];[.H47:.L47])" office:value-type="float" office:value="0.333125">
            <text:p>0.3331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3425">
            <text:p>0.3425</text:p>
          </table:table-cell>
          <table:table-cell office:value-type="float" office:value="0.2825">
            <text:p>0.2825</text:p>
          </table:table-cell>
          <table:table-cell office:value-type="float" office:value="0.2725">
            <text:p>0.2725</text:p>
          </table:table-cell>
          <table:table-cell table:number-columns-repeated="3"/>
          <table:table-cell table:number-columns-repeated="2" table:style-name="ce6" office:value-type="float" office:value="0.27">
            <text:p>0.27</text:p>
          </table:table-cell>
          <table:table-cell office:value-type="float" office:value="0.2975">
            <text:p>0.2975</text:p>
          </table:table-cell>
          <table:table-cell table:number-columns-repeated="2" office:value-type="float" office:value="0.3125">
            <text:p>0.3125</text:p>
          </table:table-cell>
          <table:table-cell table:formula="of:=AVERAGE([.B48:.D48];[.H48:.L48])" office:value-type="float" office:value="0.295">
            <text:p>0.29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kitchen:</text:p>
          </table:table-cell>
          <table:table-cell office:value-type="float" office:value="0.31">
            <text:p>0.31</text:p>
          </table:table-cell>
          <table:table-cell office:value-type="float" office:value="0.2575">
            <text:p>0.2575</text:p>
          </table:table-cell>
          <table:table-cell table:style-name="ce6" office:value-type="float" office:value="0.2425">
            <text:p>0.2425</text:p>
          </table:table-cell>
          <table:table-cell table:number-columns-repeated="3"/>
          <table:table-cell office:value-type="float" office:value="0.2775">
            <text:p>0.2775</text:p>
          </table:table-cell>
          <table:table-cell table:style-name="ce6" office:value-type="float" office:value="0.2425">
            <text:p>0.242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3425">
            <text:p>0.3425</text:p>
          </table:table-cell>
          <table:table-cell table:formula="of:=AVERAGE([.B49:.D49];[.H49:.L49])" office:value-type="float" office:value="0.286875">
            <text:p>0.2868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336875">
            <text:p>0.336875</text:p>
          </table:table-cell>
          <table:table-cell office:value-type="float" office:value="0.3025">
            <text:p>0.3025</text:p>
          </table:table-cell>
          <table:table-cell office:value-type="float" office:value="0.29375">
            <text:p>0.29375</text:p>
          </table:table-cell>
          <table:table-cell table:number-columns-repeated="3"/>
          <table:table-cell office:value-type="float" office:value="0.31375">
            <text:p>0.31375</text:p>
          </table:table-cell>
          <table:table-cell table:style-name="ce6" office:value-type="float" office:value="0.284375">
            <text:p>0.2843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5625">
            <text:p>0.35625</text:p>
          </table:table-cell>
          <table:table-cell table:formula="of:=AVERAGE([.B50:.D50];[.H50:.L50])" office:value-type="float" office:value="0.31953125">
            <text:p>0.31953125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top k: 100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small on books:</text:p>
          </table:table-cell>
          <table:table-cell table:style-name="ce6" office:value-type="float" office:value="0.26">
            <text:p>0.26</text:p>
          </table:table-cell>
          <table:table-cell office:value-type="float" office:value="0.285">
            <text:p>0.285</text:p>
          </table:table-cell>
          <table:table-cell office:value-type="float" office:value="0.3">
            <text:p>0.3</text:p>
          </table:table-cell>
          <table:table-cell table:number-columns-repeated="3"/>
          <table:table-cell office:value-type="float" office:value="0.33">
            <text:p>0.33</text:p>
          </table:table-cell>
          <table:table-cell office:value-type="float" office:value="0.2725">
            <text:p>0.2725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285">
            <text:p>0.285</text:p>
          </table:table-cell>
          <table:table-cell table:formula="of:=AVERAGE([.B55:.D55];[.H55:.L55])" office:value-type="float" office:value="0.2853125">
            <text:p>0.285312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265">
            <text:p>0.265</text:p>
          </table:table-cell>
          <table:table-cell office:value-type="float" office:value="0.2625">
            <text:p>0.2625</text:p>
          </table:table-cell>
          <table:table-cell table:style-name="ce6" office:value-type="float" office:value="0.2575">
            <text:p>0.2575</text:p>
          </table:table-cell>
          <table:table-cell table:number-columns-repeated="3"/>
          <table:table-cell office:value-type="float" office:value="0.3375">
            <text:p>0.3375</text:p>
          </table:table-cell>
          <table:table-cell office:value-type="float" office:value="0.2675">
            <text:p>0.2675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26">
            <text:p>0.26</text:p>
          </table:table-cell>
          <table:table-cell table:formula="of:=AVERAGE([.B56:.D56];[.H56:.L56])" office:value-type="float" office:value="0.271875">
            <text:p>0.2718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205">
            <text:p>0.205</text:p>
          </table:table-cell>
          <table:table-cell office:value-type="float" office:value="0.215">
            <text:p>0.215</text:p>
          </table:table-cell>
          <table:table-cell table:style-name="ce6" office:value-type="float" office:value="0.21">
            <text:p>0.21</text:p>
          </table:table-cell>
          <table:table-cell table:number-columns-repeated="3"/>
          <table:table-cell office:value-type="float" office:value="0.24">
            <text:p>0.24</text:p>
          </table:table-cell>
          <table:table-cell office:value-type="float" office:value="0.2125">
            <text:p>0.2125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.2275">
            <text:p>0.2275</text:p>
          </table:table-cell>
          <table:table-cell table:formula="of:=AVERAGE([.B57:.D57];[.H57:.L57])" office:value-type="float" office:value="0.2209375">
            <text:p>0.22093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kitchen:</text:p>
          </table:table-cell>
          <table:table-cell table:style-name="ce6" office:value-type="float" office:value="0.185">
            <text:p>0.185</text:p>
          </table:table-cell>
          <table:table-cell office:value-type="float" office:value="0.1875">
            <text:p>0.1875</text:p>
          </table:table-cell>
          <table:table-cell office:value-type="float" office:value="0.21">
            <text:p>0.21</text:p>
          </table:table-cell>
          <table:table-cell table:number-columns-repeated="3"/>
          <table:table-cell office:value-type="float" office:value="0.2425">
            <text:p>0.2425</text:p>
          </table:table-cell>
          <table:table-cell table:style-name="ce6" office:value-type="float" office:value="0.185">
            <text:p>0.185</text:p>
          </table:table-cell>
          <table:table-cell office:value-type="float" office:value="0.205">
            <text:p>0.205</text:p>
          </table:table-cell>
          <table:table-cell table:number-columns-repeated="2" office:value-type="float" office:value="0.1925">
            <text:p>0.1925</text:p>
          </table:table-cell>
          <table:table-cell table:formula="of:=AVERAGE([.B58:.D58];[.H58:.L58])" office:value-type="float" office:value="0.2">
            <text:p>0.2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cat:</text:p>
          </table:table-cell>
          <table:table-cell table:style-name="ce6" office:value-type="float" office:value="0.22875">
            <text:p>0.22875</text:p>
          </table:table-cell>
          <table:table-cell office:value-type="float" office:value="0.2375">
            <text:p>0.2375</text:p>
          </table:table-cell>
          <table:table-cell office:value-type="float" office:value="0.244375">
            <text:p>0.244375</text:p>
          </table:table-cell>
          <table:table-cell table:number-columns-repeated="3"/>
          <table:table-cell office:value-type="float" office:value="0.2875">
            <text:p>0.2875</text:p>
          </table:table-cell>
          <table:table-cell office:value-type="float" office:value="0.234375">
            <text:p>0.234375</text:p>
          </table:table-cell>
          <table:table-cell table:number-columns-repeated="3" office:value-type="float" office:value="0.24125">
            <text:p>0.24125</text:p>
          </table:table-cell>
          <table:table-cell table:formula="of:=AVERAGE([.B59:.D59];[.H59:.L59])" office:value-type="float" office:value="0.24453125">
            <text:p>0.24453125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top k: 200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85">
            <text:p>0.285</text:p>
          </table:table-cell>
          <table:table-cell table:number-columns-repeated="3"/>
          <table:table-cell office:value-type="float" office:value="0.2575">
            <text:p>0.2575</text:p>
          </table:table-cell>
          <table:table-cell table:style-name="ce6" office:value-type="float" office:value="0.255">
            <text:p>0.255</text:p>
          </table:table-cell>
          <table:table-cell office:value-type="float" office:value="0.2675">
            <text:p>0.2675</text:p>
          </table:table-cell>
          <table:table-cell table:number-columns-repeated="2" office:value-type="float" office:value="0.2725">
            <text:p>0.2725</text:p>
          </table:table-cell>
          <table:table-cell table:formula="of:=AVERAGE([.B64:.D64];[.H64:.L64])" office:value-type="float" office:value="0.271875">
            <text:p>0.27187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2775">
            <text:p>0.2775</text:p>
          </table:table-cell>
          <table:table-cell office:value-type="float" office:value="0.265">
            <text:p>0.265</text:p>
          </table:table-cell>
          <table:table-cell office:value-type="float" office:value="0.2575">
            <text:p>0.2575</text:p>
          </table:table-cell>
          <table:table-cell table:number-columns-repeated="3"/>
          <table:table-cell table:style-name="ce6" office:value-type="float" office:value="0.2425">
            <text:p>0.2425</text:p>
          </table:table-cell>
          <table:table-cell office:value-type="float" office:value="0.2675">
            <text:p>0.2675</text:p>
          </table:table-cell>
          <table:table-cell office:value-type="float" office:value="0.2775">
            <text:p>0.2775</text:p>
          </table:table-cell>
          <table:table-cell table:number-columns-repeated="2" office:value-type="float" office:value="0.2675">
            <text:p>0.2675</text:p>
          </table:table-cell>
          <table:table-cell table:formula="of:=AVERAGE([.B65:.D65];[.H65:.L65])" office:value-type="float" office:value="0.2653125">
            <text:p>0.26531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2125">
            <text:p>0.2125</text:p>
          </table:table-cell>
          <table:table-cell office:value-type="float" office:value="0.21">
            <text:p>0.21</text:p>
          </table:table-cell>
          <table:table-cell office:value-type="float" office:value="0.215">
            <text:p>0.215</text:p>
          </table:table-cell>
          <table:table-cell table:number-columns-repeated="3"/>
          <table:table-cell office:value-type="float" office:value="0.2175">
            <text:p>0.2175</text:p>
          </table:table-cell>
          <table:table-cell office:value-type="float" office:value="0.2325">
            <text:p>0.2325</text:p>
          </table:table-cell>
          <table:table-cell table:style-name="ce6" office:value-type="float" office:value="0.2025">
            <text:p>0.2025</text:p>
          </table:table-cell>
          <table:table-cell table:number-columns-repeated="2" office:value-type="float" office:value="0.215">
            <text:p>0.215</text:p>
          </table:table-cell>
          <table:table-cell table:formula="of:=AVERAGE([.B66:.D66];[.H66:.L66])" office:value-type="float" office:value="0.215">
            <text:p>0.215</text:p>
          </table:table-cell>
          <table:table-cell/>
          <table:table-cell office:value-type="string">
            <text:p>Analyse von MTR</text:p>
          </table:table-cell>
          <table:table-cell table:number-columns-repeated="10"/>
        </table:table-row>
        <table:table-row table:style-name="ro5">
          <table:table-cell table:style-name="ce2" office:value-type="string">
            <text:p>small on kitchen:</text:p>
          </table:table-cell>
          <table:table-cell office:value-type="float" office:value="0.1825">
            <text:p>0.1825</text:p>
          </table:table-cell>
          <table:table-cell office:value-type="float" office:value="0.19">
            <text:p>0.19</text:p>
          </table:table-cell>
          <table:table-cell office:value-type="float" office:value="0.1925">
            <text:p>0.1925</text:p>
          </table:table-cell>
          <table:table-cell table:number-columns-repeated="3"/>
          <table:table-cell office:value-type="float" office:value="0.175">
            <text:p>0.175</text:p>
          </table:table-cell>
          <table:table-cell office:value-type="float" office:value="0.1825">
            <text:p>0.1825</text:p>
          </table:table-cell>
          <table:table-cell office:value-type="float" office:value="0.2075">
            <text:p>0.2075</text:p>
          </table:table-cell>
          <table:table-cell table:number-columns-repeated="2" table:style-name="ce6" office:value-type="float" office:value="0.165">
            <text:p>0.165</text:p>
          </table:table-cell>
          <table:table-cell table:formula="of:=AVERAGE([.B67:.D67];[.H67:.L67])" office:value-type="float" office:value="0.1825">
            <text:p>0.1825</text:p>
          </table:table-cell>
          <table:table-cell/>
          <table:table-cell table:style-name="ce16" office:value-type="string">
            <text:p>- 10 Epochen sind ausreichend</text:p>
          </table:table-cell>
          <table:table-cell table:number-columns-repeated="10"/>
        </table:table-row>
        <table:table-row table:style-name="ro5">
          <table:table-cell table:style-name="ce2" office:value-type="string">
            <text:p>small on cat:</text:p>
          </table:table-cell>
          <table:table-cell office:value-type="float" office:value="0.238125">
            <text:p>0.238125</text:p>
          </table:table-cell>
          <table:table-cell table:number-columns-repeated="2" office:value-type="float" office:value="0.2375">
            <text:p>0.2375</text:p>
          </table:table-cell>
          <table:table-cell table:number-columns-repeated="3"/>
          <table:table-cell table:style-name="ce6" office:value-type="float" office:value="0.223125">
            <text:p>0.223125</text:p>
          </table:table-cell>
          <table:table-cell office:value-type="float" office:value="0.234375">
            <text:p>0.234375</text:p>
          </table:table-cell>
          <table:table-cell office:value-type="float" office:value="0.23875">
            <text:p>0.23875</text:p>
          </table:table-cell>
          <table:table-cell table:number-columns-repeated="2" office:value-type="float" office:value="0.23">
            <text:p>0.23</text:p>
          </table:table-cell>
          <table:table-cell table:formula="of:=AVERAGE([.B68:.D68];[.H68:.L68])" office:value-type="float" office:value="0.233671875">
            <text:p>0.233671875</text:p>
          </table:table-cell>
          <table:table-cell/>
          <table:table-cell table:style-name="ce16" office:value-type="string">
            <text:p>- 2000 oder 5000 top k bringen schon fast beste Ergebnisse, danach kommen nur noch "unwichtige" Features hinzu, "Senke" in Funktionsverlauf bei 5000</text:p>
          </table:table-cell>
          <table:table-cell table:number-columns-repeated="10"/>
        </table:table-row>
        <table:table-row table:style-name="ro5">
          <table:table-cell table:number-columns-repeated="14"/>
          <table:table-cell office:value-type="string">
            <text:p>- für obige Parameter ist Learning rate -3 am besten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top k: 5000</text:p>
          </table:table-cell>
          <table:table-cell table:number-columns-repeated="13"/>
          <table:table-cell office:value-type="string">
            <text:p>- MTR kommt nicht unter ST-Baselines</text:p>
          </table:table-cell>
          <table:table-cell table:number-columns-repeated="10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5">
          <table:table-cell table:style-name="ce2"/>
          <table:table-cell table:number-columns-repeated="14"/>
          <table:table-cell office:value-type="string">
            <text:p>Vergleich mit Baselines</text:p>
          </table:table-cell>
          <table:table-cell/>
          <table:table-cell office:value-type="string">
            <text:p>10 epochs</text:p>
          </table:table-cell>
          <table:table-cell table:number-columns-repeated="7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265">
            <text:p>0.265</text:p>
          </table:table-cell>
          <table:table-cell office:value-type="float" office:value="0.29">
            <text:p>0.29</text:p>
          </table:table-cell>
          <table:table-cell office:value-type="float" office:value="0.275">
            <text:p>0.275</text:p>
          </table:table-cell>
          <table:table-cell table:number-columns-repeated="3"/>
          <table:table-cell table:style-name="ce6" office:value-type="float" office:value="0.255">
            <text:p>0.255</text:p>
          </table:table-cell>
          <table:table-cell office:value-type="float" office:value="0.2575">
            <text:p>0.2575</text:p>
          </table:table-cell>
          <table:table-cell office:value-type="float" office:value="0.2625">
            <text:p>0.2625</text:p>
          </table:table-cell>
          <table:table-cell table:number-columns-repeated="2" table:style-name="ce6" office:value-type="float" office:value="0.255">
            <text:p>0.255</text:p>
          </table:table-cell>
          <table:table-cell table:formula="of:=AVERAGE([.B73:.D73];[.H73:.L73])" office:value-type="float" office:value="0.264375">
            <text:p>0.264375</text:p>
          </table:table-cell>
          <table:table-cell table:number-columns-repeated="2"/>
          <table:table-cell office:value-type="string">
            <text:p>Baseline 1</text:p>
          </table:table-cell>
          <table:table-cell/>
          <table:table-cell table:style-name="ce12"/>
          <table:table-cell/>
          <table:table-cell office:value-type="string">
            <text:p>Baseline 2</text:p>
          </table:table-cell>
          <table:table-cell/>
          <table:table-cell office:value-type="string">
            <text:p>Baseline 3</text:p>
          </table:table-cell>
          <table:table-cell table:number-columns-repeated="3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2725">
            <text:p>0.2725</text:p>
          </table:table-cell>
          <table:table-cell office:value-type="float" office:value="0.2575">
            <text:p>0.2575</text:p>
          </table:table-cell>
          <table:table-cell office:value-type="float" office:value="0.2775">
            <text:p>0.2775</text:p>
          </table:table-cell>
          <table:table-cell table:number-columns-repeated="3"/>
          <table:table-cell office:value-type="float" office:value="0.27">
            <text:p>0.27</text:p>
          </table:table-cell>
          <table:table-cell office:value-type="float" office:value="0.2625">
            <text:p>0.2625</text:p>
          </table:table-cell>
          <table:table-cell table:style-name="ce6" office:value-type="float" office:value="0.255">
            <text:p>0.255</text:p>
          </table:table-cell>
          <table:table-cell table:number-columns-repeated="2" office:value-type="float" office:value="0.26">
            <text:p>0.26</text:p>
          </table:table-cell>
          <table:table-cell table:formula="of:=AVERAGE([.B74:.D74];[.H74:.L74])" office:value-type="float" office:value="0.264375">
            <text:p>0.264375</text:p>
          </table:table-cell>
          <table:table-cell table:number-columns-repeated="2"/>
          <table:table-cell office:value-type="string">
            <text:p>MTR, 5000k</text:p>
          </table:table-cell>
          <table:table-cell/>
          <table:table-cell office:value-type="string">
            <text:p>MT, 5000k</text:p>
          </table:table-cell>
          <table:table-cell/>
          <table:table-cell office:value-type="string">
            <text:p>ST: small on cat</text:p>
          </table:table-cell>
          <table:table-cell/>
          <table:table-cell office:value-type="string">
            <text:p>ST: cat on c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mall on electronics:</text:p>
          </table:table-cell>
          <table:table-cell table:style-name="ce6" office:value-type="float" office:value="0.205">
            <text:p>0.205</text:p>
          </table:table-cell>
          <table:table-cell table:number-columns-repeated="2" office:value-type="float" office:value="0.2325">
            <text:p>0.2325</text:p>
          </table:table-cell>
          <table:table-cell table:number-columns-repeated="3"/>
          <table:table-cell office:value-type="float" office:value="0.2075">
            <text:p>0.2075</text:p>
          </table:table-cell>
          <table:table-cell office:value-type="float" office:value="0.21">
            <text:p>0.21</text:p>
          </table:table-cell>
          <table:table-cell office:value-type="float" office:value="0.215">
            <text:p>0.215</text:p>
          </table:table-cell>
          <table:table-cell table:number-columns-repeated="2" office:value-type="float" office:value="0.2225">
            <text:p>0.2225</text:p>
          </table:table-cell>
          <table:table-cell table:formula="of:=AVERAGE([.B75:.D75];[.H75:.L75])" office:value-type="float" office:value="0.2184375">
            <text:p>0.2184375</text:p>
          </table:table-cell>
          <table:table-cell table:number-columns-repeated="2"/>
          <table:table-cell table:style-name="ce17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19" office:value-type="float" office:value="-3">
            <text:p>-3</text:p>
          </table:table-cell>
          <table:table-cell table:style-name="ce21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17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17" office:value-type="float" office:value="-2">
            <text:p>-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small on kitchen:</text:p>
          </table:table-cell>
          <table:table-cell table:style-name="ce6" office:value-type="float" office:value="0.155">
            <text:p>0.155</text:p>
          </table:table-cell>
          <table:table-cell office:value-type="float" office:value="0.1875">
            <text:p>0.1875</text:p>
          </table:table-cell>
          <table:table-cell office:value-type="float" office:value="0.1725">
            <text:p>0.1725</text:p>
          </table:table-cell>
          <table:table-cell table:number-columns-repeated="3"/>
          <table:table-cell office:value-type="float" office:value="0.1625">
            <text:p>0.1625</text:p>
          </table:table-cell>
          <table:table-cell office:value-type="float" office:value="0.175">
            <text:p>0.175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2025">
            <text:p>0.2025</text:p>
          </table:table-cell>
          <table:table-cell table:formula="of:=AVERAGE([.B76:.D76];[.H76:.L76])" office:value-type="float" office:value="0.1796875">
            <text:p>0.1796875</text:p>
          </table:table-cell>
          <table:table-cell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number-columns-repeated="4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224375">
            <text:p>0.224375</text:p>
          </table:table-cell>
          <table:table-cell office:value-type="float" office:value="0.241875">
            <text:p>0.241875</text:p>
          </table:table-cell>
          <table:table-cell office:value-type="float" office:value="0.239375">
            <text:p>0.239375</text:p>
          </table:table-cell>
          <table:table-cell table:number-columns-repeated="3"/>
          <table:table-cell table:style-name="ce6" office:value-type="float" office:value="0.22375">
            <text:p>0.22375</text:p>
          </table:table-cell>
          <table:table-cell office:value-type="float" office:value="0.22625">
            <text:p>0.22625</text:p>
          </table:table-cell>
          <table:table-cell office:value-type="float" office:value="0.228125">
            <text:p>0.228125</text:p>
          </table:table-cell>
          <table:table-cell table:number-columns-repeated="2" office:value-type="float" office:value="0.235">
            <text:p>0.235</text:p>
          </table:table-cell>
          <table:table-cell table:formula="of:=AVERAGE([.B77:.D77];[.H77:.L77])" office:value-type="float" office:value="0.23171875">
            <text:p>0.23171875</text:p>
          </table:table-cell>
          <table:table-cell/>
          <table:table-cell table:style-name="ce2" office:value-type="string">
            <text:p>small on books:</text:p>
          </table:table-cell>
          <table:table-cell table:style-name="ce7" office:value-type="float" office:value="0.255">
            <text:p>0.255</text:p>
          </table:table-cell>
          <table:table-cell table:style-name="ce7" office:value-type="float" office:value="0.2575">
            <text:p>0.2575</text:p>
          </table:table-cell>
          <table:table-cell table:style-name="ce8" office:value-type="float" office:value="0.2675">
            <text:p>0.2675</text:p>
          </table:table-cell>
          <table:table-cell table:style-name="ce22" office:value-type="float" office:value="0.2625">
            <text:p>0.2625</text:p>
          </table:table-cell>
          <table:table-cell table:style-name="ce20" office:value-type="float" office:value="0.255">
            <text:p>0,255</text:p>
          </table:table-cell>
          <table:table-cell table:style-name="ce20" office:value-type="float" office:value="0.25">
            <text:p>0,250</text:p>
          </table:table-cell>
          <table:table-cell table:style-name="ce29" office:value-type="float" office:value="0.2425">
            <text:p>0,243</text:p>
          </table:table-cell>
          <table:table-cell table:style-name="ce20" office:value-type="float" office:value="0.215">
            <text:p>0,215</text:p>
          </table:table-cell>
          <table:table-cell table:number-columns-repeated="2"/>
        </table:table-row>
        <table:table-row table:style-name="ro5">
          <table:table-cell table:number-columns-repeated="14"/>
          <table:table-cell table:style-name="ce2" office:value-type="string">
            <text:p>small on dvd:</text:p>
          </table:table-cell>
          <table:table-cell table:style-name="ce7" office:value-type="float" office:value="0.27">
            <text:p>0.27</text:p>
          </table:table-cell>
          <table:table-cell table:style-name="ce7" office:value-type="float" office:value="0.2625">
            <text:p>0.2625</text:p>
          </table:table-cell>
          <table:table-cell table:style-name="ce8" office:value-type="float" office:value="0.2775">
            <text:p>0.2775</text:p>
          </table:table-cell>
          <table:table-cell table:style-name="ce22" office:value-type="float" office:value="0.2425">
            <text:p>0.2425</text:p>
          </table:table-cell>
          <table:table-cell table:style-name="ce20" office:value-type="float" office:value="0.285">
            <text:p>0,285</text:p>
          </table:table-cell>
          <table:table-cell table:style-name="ce20" office:value-type="float" office:value="0.2625">
            <text:p>0,263</text:p>
          </table:table-cell>
          <table:table-cell table:style-name="ce29" office:value-type="float" office:value="0.2175">
            <text:p>0,218</text:p>
          </table:table-cell>
          <table:table-cell table:style-name="ce29" office:value-type="float" office:value="0.1925">
            <text:p>0,193</text:p>
          </table:table-cell>
          <table:table-cell table:number-columns-repeated="2"/>
        </table:table-row>
        <table:table-row table:style-name="ro3">
          <table:table-cell table:style-name="ce2" office:value-type="string">
            <text:p>top k: 10000</text:p>
          </table:table-cell>
          <table:table-cell table:number-columns-repeated="13"/>
          <table:table-cell table:style-name="ce2" office:value-type="string">
            <text:p>small on electronics:</text:p>
          </table:table-cell>
          <table:table-cell table:style-name="ce7" office:value-type="float" office:value="0.2075">
            <text:p>0.2075</text:p>
          </table:table-cell>
          <table:table-cell table:style-name="ce7" office:value-type="float" office:value="0.21">
            <text:p>0.21</text:p>
          </table:table-cell>
          <table:table-cell table:style-name="ce8" office:value-type="float" office:value="0.2225">
            <text:p>0.2225</text:p>
          </table:table-cell>
          <table:table-cell table:style-name="ce22" office:value-type="float" office:value="0.215">
            <text:p>0.215</text:p>
          </table:table-cell>
          <table:table-cell table:style-name="ce20" office:value-type="float" office:value="0.2275">
            <text:p>0,228</text:p>
          </table:table-cell>
          <table:table-cell table:style-name="ce20" office:value-type="float" office:value="0.2075">
            <text:p>0,208</text:p>
          </table:table-cell>
          <table:table-cell table:style-name="ce29" office:value-type="float" office:value="0.165">
            <text:p>0,165</text:p>
          </table:table-cell>
          <table:table-cell table:style-name="ce29" office:value-type="float" office:value="0.17">
            <text:p>0,170</text:p>
          </table:table-cell>
          <table:table-cell table:number-columns-repeated="2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style-name="ce2" office:value-type="string">
            <text:p>small on kitchen:</text:p>
          </table:table-cell>
          <table:table-cell table:style-name="ce7" office:value-type="float" office:value="0.1625">
            <text:p>0.1625</text:p>
          </table:table-cell>
          <table:table-cell table:style-name="ce7" office:value-type="float" office:value="0.175">
            <text:p>0.175</text:p>
          </table:table-cell>
          <table:table-cell table:style-name="ce8" office:value-type="float" office:value="0.175">
            <text:p>0.175</text:p>
          </table:table-cell>
          <table:table-cell table:style-name="ce22" office:value-type="float" office:value="0.1675">
            <text:p>0.1675</text:p>
          </table:table-cell>
          <table:table-cell table:style-name="ce20" office:value-type="float" office:value="0.16">
            <text:p>0,160</text:p>
          </table:table-cell>
          <table:table-cell table:style-name="ce20" office:value-type="float" office:value="0.1675">
            <text:p>0,168</text:p>
          </table:table-cell>
          <table:table-cell table:style-name="ce29" office:value-type="float" office:value="0.155">
            <text:p>0,155</text:p>
          </table:table-cell>
          <table:table-cell table:style-name="ce29" office:value-type="float" office:value="0.135">
            <text:p>0,135</text:p>
          </table:table-cell>
          <table:table-cell table:number-columns-repeated="2"/>
        </table:table-row>
        <table:table-row table:style-name="ro5">
          <table:table-cell table:style-name="ce2"/>
          <table:table-cell table:number-columns-repeated="13"/>
          <table:table-cell table:style-name="ce2" office:value-type="string">
            <text:p>small on cat:</text:p>
          </table:table-cell>
          <table:table-cell table:style-name="ce18" office:value-type="float" office:value="0.22375">
            <text:p>0.22375</text:p>
          </table:table-cell>
          <table:table-cell table:style-name="ce7" office:value-type="float" office:value="0.22625">
            <text:p>0.22625</text:p>
          </table:table-cell>
          <table:table-cell table:style-name="ce8" office:value-type="float" office:value="0.235625">
            <text:p>0.235625</text:p>
          </table:table-cell>
          <table:table-cell table:style-name="ce23" office:value-type="float" office:value="0.221875">
            <text:p>0.221875</text:p>
          </table:table-cell>
          <table:table-cell table:style-name="ce20" office:value-type="float" office:value="0.231875">
            <text:p>0,232</text:p>
          </table:table-cell>
          <table:table-cell table:style-name="ce24" office:value-type="float" office:value="0.221875">
            <text:p>0,222</text:p>
          </table:table-cell>
          <table:table-cell table:style-name="ce29" office:value-type="float" office:value="0.195">
            <text:p>0,195</text:p>
          </table:table-cell>
          <table:table-cell table:style-name="ce24" office:value-type="float" office:value="0.178125">
            <text:p>0,178</text:p>
          </table:table-cell>
          <table:table-cell/>
          <table:table-cell table:style-name="ce31" office:value-type="string">
            <text:p>beste Werte</text:p>
          </table:table-cell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27">
            <text:p>0.27</text:p>
          </table:table-cell>
          <table:table-cell office:value-type="float" office:value="0.2725">
            <text:p>0.2725</text:p>
          </table:table-cell>
          <table:table-cell office:value-type="float" office:value="0.29">
            <text:p>0.29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925">
            <text:p>0.2925</text:p>
          </table:table-cell>
          <table:table-cell office:value-type="float" office:value="0.26">
            <text:p>0.26</text:p>
          </table:table-cell>
          <table:table-cell table:number-columns-repeated="2" table:style-name="ce6" office:value-type="float" office:value="0.2525">
            <text:p>0.2525</text:p>
          </table:table-cell>
          <table:table-cell table:formula="of:=AVERAGE([.B82:.D82];[.H82:.L82])" office:value-type="float" office:value="0.270625">
            <text:p>0.27062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table:style-name="ce6" office:value-type="float" office:value="0.2475">
            <text:p>0.2475</text:p>
          </table:table-cell>
          <table:table-cell office:value-type="float" office:value="0.2775">
            <text:p>0.2775</text:p>
          </table:table-cell>
          <table:table-cell office:value-type="float" office:value="0.285">
            <text:p>0.285</text:p>
          </table:table-cell>
          <table:table-cell table:number-columns-repeated="3"/>
          <table:table-cell table:style-name="ce6" office:value-type="float" office:value="0.2475">
            <text:p>0.2475</text:p>
          </table:table-cell>
          <table:table-cell office:value-type="float" office:value="0.27">
            <text:p>0.27</text:p>
          </table:table-cell>
          <table:table-cell office:value-type="float" office:value="0.2575">
            <text:p>0.2575</text:p>
          </table:table-cell>
          <table:table-cell table:number-columns-repeated="2" office:value-type="float" office:value="0.255">
            <text:p>0.255</text:p>
          </table:table-cell>
          <table:table-cell table:formula="of:=AVERAGE([.B83:.D83];[.H83:.L83])" office:value-type="float" office:value="0.261875">
            <text:p>0.261875</text:p>
          </table:table-cell>
          <table:table-cell table:number-columns-repeated="2"/>
          <table:table-cell table:style-name="ce7" table:number-columns-repeated="2"/>
          <table:table-cell table:number-columns-repeated="8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215">
            <text:p>0.215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table:number-columns-repeated="3"/>
          <table:table-cell office:value-type="float" office:value="0.23">
            <text:p>0.23</text:p>
          </table:table-cell>
          <table:table-cell office:value-type="float" office:value="0.2375">
            <text:p>0.2375</text:p>
          </table:table-cell>
          <table:table-cell table:style-name="ce6" office:value-type="float" office:value="0.2">
            <text:p>0.2</text:p>
          </table:table-cell>
          <table:table-cell table:number-columns-repeated="2" office:value-type="float" office:value="0.2225">
            <text:p>0.2225</text:p>
          </table:table-cell>
          <table:table-cell table:formula="of:=AVERAGE([.B84:.D84];[.H84:.L84])" office:value-type="float" office:value="0.2234375">
            <text:p>0.2234375</text:p>
          </table:table-cell>
          <table:table-cell table:number-columns-repeated="2"/>
          <table:table-cell table:style-name="ce7" table:number-columns-repeated="2"/>
          <table:table-cell table:style-name="ce20" table:number-columns-repeated="2"/>
          <table:table-cell table:number-columns-repeated="6"/>
        </table:table-row>
        <table:table-row table:style-name="ro5">
          <table:table-cell table:style-name="ce2" office:value-type="string">
            <text:p>small on kitchen:</text:p>
          </table:table-cell>
          <table:table-cell office:value-type="float" office:value="0.1875">
            <text:p>0.1875</text:p>
          </table:table-cell>
          <table:table-cell table:number-columns-repeated="2" office:value-type="float" office:value="0.1825">
            <text:p>0.1825</text:p>
          </table:table-cell>
          <table:table-cell table:number-columns-repeated="3"/>
          <table:table-cell office:value-type="float" office:value="0.195">
            <text:p>0.195</text:p>
          </table:table-cell>
          <table:table-cell office:value-type="float" office:value="0.175">
            <text:p>0.175</text:p>
          </table:table-cell>
          <table:table-cell table:style-name="ce6" office:value-type="float" office:value="0.1575">
            <text:p>0.1575</text:p>
          </table:table-cell>
          <table:table-cell table:number-columns-repeated="2" office:value-type="float" office:value="0.1725">
            <text:p>0.1725</text:p>
          </table:table-cell>
          <table:table-cell table:formula="of:=AVERAGE([.B85:.D85];[.H85:.L85])" office:value-type="float" office:value="0.178125">
            <text:p>0.178125</text:p>
          </table:table-cell>
          <table:table-cell table:number-columns-repeated="2"/>
          <table:table-cell table:style-name="ce7" office:value-type="string">
            <text:p>ST(cat on cat) &lt; MT =&lt; ST(small on catl) &lt; MTR</text:p>
          </table:table-cell>
          <table:table-cell table:style-name="ce7"/>
          <table:table-cell table:style-name="ce20" table:number-columns-repeated="2"/>
          <table:table-cell table:number-columns-repeated="6"/>
        </table:table-row>
        <table:table-row table:style-name="ro5">
          <table:table-cell table:style-name="ce2" office:value-type="string">
            <text:p>small on cat:</text:p>
          </table:table-cell>
          <table:table-cell office:value-type="float" office:value="0.23">
            <text:p>0.23</text:p>
          </table:table-cell>
          <table:table-cell office:value-type="float" office:value="0.243125">
            <text:p>0.243125</text:p>
          </table:table-cell>
          <table:table-cell office:value-type="float" office:value="0.244375">
            <text:p>0.244375</text:p>
          </table:table-cell>
          <table:table-cell table:number-columns-repeated="3"/>
          <table:table-cell office:value-type="float" office:value="0.236875">
            <text:p>0.236875</text:p>
          </table:table-cell>
          <table:table-cell office:value-type="float" office:value="0.24375">
            <text:p>0.24375</text:p>
          </table:table-cell>
          <table:table-cell table:style-name="ce6" office:value-type="float" office:value="0.21875">
            <text:p>0.21875</text:p>
          </table:table-cell>
          <table:table-cell table:number-columns-repeated="2" office:value-type="float" office:value="0.225625">
            <text:p>0.225625</text:p>
          </table:table-cell>
          <table:table-cell table:formula="of:=AVERAGE([.B86:.D86];[.H86:.L86])" office:value-type="float" office:value="0.233515625">
            <text:p>0.233515625</text:p>
          </table:table-cell>
          <table:table-cell table:number-columns-repeated="2"/>
          <table:table-cell table:style-name="ce7" office:value-type="string">
            <text:p>das bedeutet: cat on cat unerreichbar, ST-MT-MTR geben sich nicht viel</text:p>
          </table:table-cell>
          <table:table-cell table:style-name="ce7"/>
          <table:table-cell table:style-name="ce20" table:number-columns-repeated="2"/>
          <table:table-cell table:number-columns-repeated="6"/>
        </table:table-row>
        <table:table-row table:style-name="ro3">
          <table:table-cell table:number-columns-repeated="15"/>
          <table:table-cell table:style-name="ce7" table:number-columns-repeated="4"/>
          <table:table-cell table:number-columns-repeated="6"/>
        </table:table-row>
        <table:table-row table:style-name="ro3">
          <table:table-cell table:style-name="ce2" office:value-type="string">
            <text:p>top k: 5000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office:value-type="string">
            <text:p>qualitativer Vergleich für top10</text:p>
          </table:table-cell>
          <table:table-cell table:number-columns-repeated="10"/>
        </table:table-row>
        <table:table-row table:style-name="ro3">
          <table:table-cell table:style-name="ce2"/>
          <table:table-cell table:number-columns-repeated="13"/>
          <table:table-cell office:value-type="string">
            <text:p>MT</text:p>
          </table:table-cell>
          <table:table-cell/>
          <table:table-cell office:value-type="string">
            <text:p>MTR</text:p>
          </table:table-cell>
          <table:table-cell table:number-columns-repeated="8"/>
        </table:table-row>
        <table:table-row table:style-name="ro5">
          <table:table-cell table:style-name="ce2" office:value-type="string">
            <text:p>small on books:</text:p>
          </table:table-cell>
          <table:table-cell office:value-type="float" office:value="0.245">
            <text:p>0.245</text:p>
          </table:table-cell>
          <table:table-cell office:value-type="float" office:value="0.2575">
            <text:p>0.2575</text:p>
          </table:table-cell>
          <table:table-cell office:value-type="float" office:value="0.2775">
            <text:p>0.2775</text:p>
          </table:table-cell>
          <table:table-cell table:number-columns-repeated="3"/>
          <table:table-cell office:value-type="float" office:value="0.2575">
            <text:p>0.2575</text:p>
          </table:table-cell>
          <table:table-cell table:style-name="ce6" office:value-type="float" office:value="0.2325">
            <text:p>0.23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5">
            <text:p>0.265</text:p>
          </table:table-cell>
          <table:table-cell table:formula="of:=AVERAGE([.B91:.D91];[.H91:.L91])" office:value-type="float" office:value="0.25625">
            <text:p>0.25625</text:p>
          </table:table-cell>
          <table:table-cell/>
          <table:table-cell table:style-name="ce6" office:value-type="string">
            <text:p>worst</text:p>
          </table:table-cell>
          <table:table-cell office:value-type="float" office:value="-0.0670000000000001">
            <text:p>-0.067</text:p>
          </table:table-cell>
          <table:table-cell table:style-name="ce6" office:value-type="string">
            <text:p>nothing</text:p>
          </table:table-cell>
          <table:table-cell office:value-type="float" office:value="-0.0590000000000001">
            <text:p>-0.059</text:p>
          </table:table-cell>
          <table:table-cell table:number-columns-repeated="2"/>
          <table:table-cell table:style-name="ce25" office:value-type="string" table:number-columns-spanned="2" table:number-rows-spanned="1">
            <text:p><text:span text:style-name="T1">Optimale Parameter:</text:span></text:p>
          </table:table-cell>
          <table:covered-table-cell table:style-name="ce30"/>
          <table:table-cell table:number-columns-repeated="3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2625">
            <text:p>0.2625</text:p>
          </table:table-cell>
          <table:table-cell office:value-type="float" office:value="0.2675">
            <text:p>0.2675</text:p>
          </table:table-cell>
          <table:table-cell office:value-type="float" office:value="0.275">
            <text:p>0.275</text:p>
          </table:table-cell>
          <table:table-cell table:number-columns-repeated="3"/>
          <table:table-cell office:value-type="float" office:value="0.26">
            <text:p>0.26</text:p>
          </table:table-cell>
          <table:table-cell office:value-type="float" office:value="0.2725">
            <text:p>0.2725</text:p>
          </table:table-cell>
          <table:table-cell table:style-name="ce6" office:value-type="float" office:value="0.2475">
            <text:p>0.2475</text:p>
          </table:table-cell>
          <table:table-cell table:number-columns-repeated="2" office:value-type="float" office:value="0.2625">
            <text:p>0.2625</text:p>
          </table:table-cell>
          <table:table-cell table:formula="of:=AVERAGE([.B92:.D92];[.H92:.L92])" office:value-type="float" office:value="0.26375">
            <text:p>0.26375</text:p>
          </table:table-cell>
          <table:table-cell/>
          <table:table-cell office:value-type="string">
            <text:p>dna</text:p>
          </table:table-cell>
          <table:table-cell office:value-type="float" office:value="-0.06">
            <text:p>-0.06</text:p>
          </table:table-cell>
          <table:table-cell office:value-type="string">
            <text:p>lisbon</text:p>
          </table:table-cell>
          <table:table-cell office:value-type="float" office:value="-0.024">
            <text:p>-0.024</text:p>
          </table:table-cell>
          <table:table-cell table:number-columns-repeated="2"/>
          <table:table-cell table:style-name="ce26" office:value-type="string" table:number-columns-spanned="2" table:number-rows-spanned="1">
            <text:p>10 epochs</text:p>
          </table:table-cell>
          <table:covered-table-cell table:style-name="ce30"/>
          <table:table-cell table:number-columns-repeated="3"/>
        </table:table-row>
        <table:table-row table:style-name="ro5">
          <table:table-cell table:style-name="ce2" office:value-type="string">
            <text:p>small on electronics:</text:p>
          </table:table-cell>
          <table:table-cell office:value-type="float" office:value="0.22">
            <text:p>0.22</text:p>
          </table:table-cell>
          <table:table-cell office:value-type="float" office:value="0.225">
            <text:p>0.225</text:p>
          </table:table-cell>
          <table:table-cell office:value-type="float" office:value="0.23">
            <text:p>0.23</text:p>
          </table:table-cell>
          <table:table-cell table:number-columns-repeated="3"/>
          <table:table-cell office:value-type="float" office:value="0.215">
            <text:p>0.215</text:p>
          </table:table-cell>
          <table:table-cell table:style-name="ce6" office:value-type="float" office:value="0.2125">
            <text:p>0.2125</text:p>
          </table:table-cell>
          <table:table-cell office:value-type="float" office:value="0.2275">
            <text:p>0.2275</text:p>
          </table:table-cell>
          <table:table-cell table:number-columns-repeated="2" office:value-type="float" office:value="0.2225">
            <text:p>0.2225</text:p>
          </table:table-cell>
          <table:table-cell table:formula="of:=AVERAGE([.B93:.D93];[.H93:.L93])" office:value-type="float" office:value="0.221875">
            <text:p>0.221875</text:p>
          </table:table-cell>
          <table:table-cell/>
          <table:table-cell office:value-type="string">
            <text:p>computer</text:p>
          </table:table-cell>
          <table:table-cell office:value-type="float" office:value="-0.036">
            <text:p>-0.036</text:p>
          </table:table-cell>
          <table:table-cell office:value-type="string">
            <text:p>dna</text:p>
          </table:table-cell>
          <table:table-cell office:value-type="float" office:value="-0.02">
            <text:p>-0.02</text:p>
          </table:table-cell>
          <table:table-cell table:number-columns-repeated="2"/>
          <table:table-cell table:style-name="ce26" office:value-type="string" table:number-columns-spanned="2" table:number-rows-spanned="1">
            <text:p>learning rate 0.01 (-2)</text:p>
          </table:table-cell>
          <table:covered-table-cell table:style-name="ce30"/>
          <table:table-cell table:number-columns-repeated="3"/>
        </table:table-row>
        <table:table-row table:style-name="ro3">
          <table:table-cell table:style-name="ce2" office:value-type="string">
            <text:p>small on kitchen:</text:p>
          </table:table-cell>
          <table:table-cell office:value-type="float" office:value="0.175">
            <text:p>0.175</text:p>
          </table:table-cell>
          <table:table-cell office:value-type="float" office:value="0.1725">
            <text:p>0.1725</text:p>
          </table:table-cell>
          <table:table-cell office:value-type="float" office:value="0.1825">
            <text:p>0.1825</text:p>
          </table:table-cell>
          <table:table-cell table:number-columns-repeated="3"/>
          <table:table-cell table:number-columns-repeated="2" office:value-type="float" office:value="0.18">
            <text:p>0.18</text:p>
          </table:table-cell>
          <table:table-cell office:value-type="float" office:value="0.175">
            <text:p>0.175</text:p>
          </table:table-cell>
          <table:table-cell table:number-columns-repeated="2" table:style-name="ce6" office:value-type="float" office:value="0.165">
            <text:p>0.165</text:p>
          </table:table-cell>
          <table:table-cell table:formula="of:=AVERAGE([.B94:.D94];[.H94:.L94])" office:value-type="float" office:value="0.174375">
            <text:p>0.174375</text:p>
          </table:table-cell>
          <table:table-cell/>
          <table:table-cell table:style-name="ce6" office:value-type="string">
            <text:p>poor</text:p>
          </table:table-cell>
          <table:table-cell office:value-type="float" office:value="-0.026">
            <text:p>-0.026</text:p>
          </table:table-cell>
          <table:table-cell office:value-type="string">
            <text:p>superman</text:p>
          </table:table-cell>
          <table:table-cell office:value-type="float" office:value="0.02">
            <text:p>0.02</text:p>
          </table:table-cell>
          <table:table-cell table:number-columns-repeated="2"/>
          <table:table-cell table:style-name="ce27" office:value-type="string" table:number-columns-spanned="2" table:number-rows-spanned="1">
            <text:p>top 5000 features</text:p>
          </table:table-cell>
          <table:covered-table-cell table:style-name="ce30"/>
          <table:table-cell table:number-columns-repeated="3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225625">
            <text:p>0.225625</text:p>
          </table:table-cell>
          <table:table-cell office:value-type="float" office:value="0.230625">
            <text:p>0.230625</text:p>
          </table:table-cell>
          <table:table-cell office:value-type="float" office:value="0.24125">
            <text:p>0.24125</text:p>
          </table:table-cell>
          <table:table-cell table:number-columns-repeated="3"/>
          <table:table-cell office:value-type="float" office:value="0.228125">
            <text:p>0.228125</text:p>
          </table:table-cell>
          <table:table-cell table:style-name="ce6" office:value-type="float" office:value="0.224375">
            <text:p>0.224375</text:p>
          </table:table-cell>
          <table:table-cell office:value-type="float" office:value="0.225">
            <text:p>0.225</text:p>
          </table:table-cell>
          <table:table-cell table:number-columns-repeated="2" office:value-type="float" office:value="0.22875">
            <text:p>0.22875</text:p>
          </table:table-cell>
          <table:table-cell table:formula="of:=AVERAGE([.B95:.D95];[.H95:.L95])" office:value-type="float" office:value="0.2290625">
            <text:p>0.2290625</text:p>
          </table:table-cell>
          <table:table-cell/>
          <table:table-cell office:value-type="string">
            <text:p>mouse</text:p>
          </table:table-cell>
          <table:table-cell office:value-type="float" office:value="0.023">
            <text:p>0.023</text:p>
          </table:table-cell>
          <table:table-cell office:value-type="string">
            <text:p>also</text:p>
          </table:table-cell>
          <table:table-cell office:value-type="float" office:value="0.029">
            <text:p>0.029</text:p>
          </table:table-cell>
          <table:table-cell table:number-columns-repeated="7"/>
        </table:table-row>
        <table:table-row table:style-name="ro5">
          <table:table-cell table:number-columns-repeated="14"/>
          <table:table-cell office:value-type="string">
            <text:p>also</text:p>
          </table:table-cell>
          <table:table-cell office:value-type="float" office:value="0.031">
            <text:p>0.031</text:p>
          </table:table-cell>
          <table:table-cell office:value-type="string">
            <text:p>(pp.</text:p>
          </table:table-cell>
          <table:table-cell office:value-type="float" office:value="0.029">
            <text:p>0.029</text:p>
          </table:table-cell>
          <table:table-cell table:number-columns-repeated="2"/>
          <table:table-cell office:value-type="string">
            <text:p>dazu im Vergleich:</text:p>
          </table:table-cell>
          <table:table-cell table:number-columns-repeated="4"/>
        </table:table-row>
        <table:table-row table:style-name="ro5">
          <table:table-cell table:number-columns-repeated="14"/>
          <table:table-cell table:style-name="ce6" office:value-type="string">
            <text:p>a_very</text:p>
          </table:table-cell>
          <table:table-cell office:value-type="float" office:value="0.039">
            <text:p>0.039</text:p>
          </table:table-cell>
          <table:table-cell office:value-type="string">
            <text:p>&lt;num&gt;_&lt;num&gt;</text:p>
          </table:table-cell>
          <table:table-cell office:value-type="float" office:value="0.03">
            <text:p>0.03</text:p>
          </table:table-cell>
          <table:table-cell table:number-columns-repeated="2"/>
          <table:table-cell table:style-name="ce28" office:value-type="string">
            <text:p>ST (-2) on snacks: 0.23076923076923078</text:p>
          </table:table-cell>
          <table:table-cell table:number-columns-repeated="4"/>
        </table:table-row>
        <table:table-row table:style-name="ro3">
          <table:table-cell table:number-columns-repeated="14"/>
          <table:table-cell table:style-name="ce6" office:value-type="string">
            <text:p>the_best</text:p>
          </table:table-cell>
          <table:table-cell office:value-type="float" office:value="0.04">
            <text:p>0.04</text:p>
          </table:table-cell>
          <table:table-cell office:value-type="string">
            <text:p>knife</text:p>
          </table:table-cell>
          <table:table-cell office:value-type="float" office:value="0.033">
            <text:p>0.033</text:p>
          </table:table-cell>
          <table:table-cell table:number-columns-repeated="2"/>
          <table:table-cell table:style-name="ce28" office:value-type="string">
            <text:p>MTR (-2 top 5000) on snacks: 0.17307692307692307</text:p>
          </table:table-cell>
          <table:table-cell table:number-columns-repeated="4"/>
        </table:table-row>
        <table:table-row table:style-name="ro3">
          <table:table-cell table:number-columns-repeated="14"/>
          <table:table-cell office:value-type="string">
            <text:p>superman</text:p>
          </table:table-cell>
          <table:table-cell office:value-type="float" office:value="0.041">
            <text:p>0.041</text:p>
          </table:table-cell>
          <table:table-cell table:style-name="ce6" office:value-type="string">
            <text:p>love</text:p>
          </table:table-cell>
          <table:table-cell office:value-type="float" office:value="0.0390000000000001">
            <text:p>0.039</text:p>
          </table:table-cell>
          <table:table-cell table:number-columns-repeated="2"/>
          <table:table-cell table:style-name="ce28" office:value-type="string">
            <text:p>MT (-2 top 5000) on snacks: 0.19230769230769232</text:p>
          </table:table-cell>
          <table:table-cell table:number-columns-repeated="4"/>
        </table:table-row>
        <table:table-row table:style-name="ro3">
          <table:table-cell table:style-name="ce1" office:value-type="string">
            <text:p>20 epochs</text:p>
          </table:table-cell>
          <table:table-cell table:number-columns-repeated="2"/>
          <table:table-cell table:style-name="ce12"/>
          <table:table-cell table:number-columns-repeated="10"/>
          <table:table-cell table:style-name="ce6" office:value-type="string">
            <text:p>excellent</text:p>
          </table:table-cell>
          <table:table-cell office:value-type="float" office:value="0.056">
            <text:p>0.056</text:p>
          </table:table-cell>
          <table:table-cell table:style-name="ce6" office:value-type="string">
            <text:p>easy</text:p>
          </table:table-cell>
          <table:table-cell office:value-type="float" office:value="0.041">
            <text:p>0.041</text:p>
          </table:table-cell>
          <table:table-cell table:number-columns-repeated="7"/>
        </table:table-row>
        <table:table-row table:style-name="ro5">
          <table:table-cell table:style-name="ce2" office:value-type="string">
            <text:p>top k: 10</text:p>
          </table:table-cell>
          <table:table-cell table:number-columns-repeated="19"/>
          <table:table-cell office:value-type="string">
            <text:p>das bedeutet: Stärke von MT ist doch Auswahl der Features (für Ungesehenes), Random ist dort aber sinnvoller</text:p>
          </table:table-cell>
          <table:table-cell table:number-columns-repeated="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7725">
            <text:p>0.7725</text:p>
          </table:table-cell>
          <table:table-cell office:value-type="float" office:value="0.725">
            <text:p>0.725</text:p>
          </table:table-cell>
          <table:table-cell table:style-name="ce6" office:value-type="float" office:value="0.6525">
            <text:p>0.6525</text:p>
          </table:table-cell>
          <table:table-cell table:number-columns-repeated="3"/>
          <table:table-cell office:value-type="float" office:value="0.7575">
            <text:p>0.7575</text:p>
          </table:table-cell>
          <table:table-cell office:value-type="float" office:value="0.72">
            <text:p>0.72</text:p>
          </table:table-cell>
          <table:table-cell office:value-type="float" office:value="0.6775">
            <text:p>0.6775</text:p>
          </table:table-cell>
          <table:table-cell table:number-columns-repeated="2" office:value-type="float" office:value="0.685">
            <text:p>0.685</text:p>
          </table:table-cell>
          <table:table-cell table:formula="of:=AVERAGE([.B104:.D104];[.H104:.L104])" office:value-type="float" office:value="0.709375">
            <text:p>0.70937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76">
            <text:p>0.76</text:p>
          </table:table-cell>
          <table:table-cell office:value-type="float" office:value="0.7475">
            <text:p>0.7475</text:p>
          </table:table-cell>
          <table:table-cell table:style-name="ce6" office:value-type="float" office:value="0.6925">
            <text:p>0.6925</text:p>
          </table:table-cell>
          <table:table-cell table:number-columns-repeated="3"/>
          <table:table-cell office:value-type="float" office:value="0.7875">
            <text:p>0.7875</text:p>
          </table:table-cell>
          <table:table-cell office:value-type="float" office:value="0.745">
            <text:p>0.745</text:p>
          </table:table-cell>
          <table:table-cell office:value-type="float" office:value="0.7125">
            <text:p>0.7125</text:p>
          </table:table-cell>
          <table:table-cell table:number-columns-repeated="2" office:value-type="float" office:value="0.7075">
            <text:p>0.7075</text:p>
          </table:table-cell>
          <table:table-cell table:formula="of:=AVERAGE([.B105:.D105];[.H105:.L105])" office:value-type="float" office:value="0.7325">
            <text:p>0.73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8">
            <text:p>0.8</text:p>
          </table:table-cell>
          <table:table-cell office:value-type="float" office:value="0.73">
            <text:p>0.73</text:p>
          </table:table-cell>
          <table:table-cell office:value-type="float" office:value="0.66">
            <text:p>0.66</text:p>
          </table:table-cell>
          <table:table-cell table:number-columns-repeated="3"/>
          <table:table-cell office:value-type="float" office:value="0.7925">
            <text:p>0.7925</text:p>
          </table:table-cell>
          <table:table-cell office:value-type="float" office:value="0.73">
            <text:p>0.73</text:p>
          </table:table-cell>
          <table:table-cell table:style-name="ce6" office:value-type="float" office:value="0.6525">
            <text:p>0.6525</text:p>
          </table:table-cell>
          <table:table-cell table:number-columns-repeated="2" office:value-type="float" office:value="0.655">
            <text:p>0.655</text:p>
          </table:table-cell>
          <table:table-cell table:formula="of:=AVERAGE([.B106:.D106];[.H106:.L106])" office:value-type="float" office:value="0.709375">
            <text:p>0.7093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kitchen:</text:p>
          </table:table-cell>
          <table:table-cell office:value-type="float" office:value="0.7575">
            <text:p>0.7575</text:p>
          </table:table-cell>
          <table:table-cell office:value-type="float" office:value="0.6925">
            <text:p>0.6925</text:p>
          </table:table-cell>
          <table:table-cell table:style-name="ce6" office:value-type="float" office:value="0.62">
            <text:p>0.62</text:p>
          </table:table-cell>
          <table:table-cell table:number-columns-repeated="3"/>
          <table:table-cell office:value-type="float" office:value="0.7175">
            <text:p>0.7175</text:p>
          </table:table-cell>
          <table:table-cell office:value-type="float" office:value="0.6875">
            <text:p>0.6875</text:p>
          </table:table-cell>
          <table:table-cell table:number-columns-repeated="3" office:value-type="float" office:value="0.6225">
            <text:p>0.6225</text:p>
          </table:table-cell>
          <table:table-cell table:formula="of:=AVERAGE([.B107:.D107];[.H107:.L107])" office:value-type="float" office:value="0.6678125">
            <text:p>0.66781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7725">
            <text:p>0.7725</text:p>
          </table:table-cell>
          <table:table-cell office:value-type="float" office:value="0.72375">
            <text:p>0.72375</text:p>
          </table:table-cell>
          <table:table-cell table:style-name="ce6" office:value-type="float" office:value="0.65625">
            <text:p>0.65625</text:p>
          </table:table-cell>
          <table:table-cell table:number-columns-repeated="3"/>
          <table:table-cell office:value-type="float" office:value="0.76375">
            <text:p>0.76375</text:p>
          </table:table-cell>
          <table:table-cell office:value-type="float" office:value="0.720625">
            <text:p>0.720625</text:p>
          </table:table-cell>
          <table:table-cell office:value-type="float" office:value="0.66625">
            <text:p>0.66625</text:p>
          </table:table-cell>
          <table:table-cell table:number-columns-repeated="2" office:value-type="float" office:value="0.6675">
            <text:p>0.6675</text:p>
          </table:table-cell>
          <table:table-cell table:formula="of:=AVERAGE([.B108:.D108];[.H108:.L108])" office:value-type="float" office:value="0.704765625">
            <text:p>0.704765625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top k: 10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4525">
            <text:p>0.4525</text:p>
          </table:table-cell>
          <table:table-cell table:style-name="ce6" office:value-type="float" office:value="0.3">
            <text:p>0.3</text:p>
          </table:table-cell>
          <table:table-cell office:value-type="float" office:value="0.315">
            <text:p>0.315</text:p>
          </table:table-cell>
          <table:table-cell table:number-columns-repeated="3"/>
          <table:table-cell office:value-type="float" office:value="0.3375">
            <text:p>0.3375</text:p>
          </table:table-cell>
          <table:table-cell office:value-type="float" office:value="0.3225">
            <text:p>0.3225</text:p>
          </table:table-cell>
          <table:table-cell table:number-columns-repeated="3" office:value-type="float" office:value="0.3475">
            <text:p>0.3475</text:p>
          </table:table-cell>
          <table:table-cell table:formula="of:=AVERAGE([.B113:.D113];[.H113:.L113])" office:value-type="float" office:value="0.34625">
            <text:p>0.3462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2875">
            <text:p>0.2875</text:p>
          </table:table-cell>
          <table:table-cell table:number-columns-repeated="3"/>
          <table:table-cell office:value-type="float" office:value="0.31">
            <text:p>0.31</text:p>
          </table:table-cell>
          <table:table-cell table:number-columns-repeated="2" table:style-name="ce6" office:value-type="float" office:value="0.2825">
            <text:p>0.2825</text:p>
          </table:table-cell>
          <table:table-cell table:number-columns-repeated="2" office:value-type="float" office:value="0.32">
            <text:p>0.32</text:p>
          </table:table-cell>
          <table:table-cell table:formula="of:=AVERAGE([.B114:.D114];[.H114:.L114])" office:value-type="float" office:value="0.3103125">
            <text:p>0.31031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395">
            <text:p>0.395</text:p>
          </table:table-cell>
          <table:table-cell office:value-type="float" office:value="0.2925">
            <text:p>0.2925</text:p>
          </table:table-cell>
          <table:table-cell office:value-type="float" office:value="0.2725">
            <text:p>0.2725</text:p>
          </table:table-cell>
          <table:table-cell table:number-columns-repeated="3"/>
          <table:table-cell office:value-type="float" office:value="0.28">
            <text:p>0.28</text:p>
          </table:table-cell>
          <table:table-cell table:style-name="ce6" office:value-type="float" office:value="0.2525">
            <text:p>0.2525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7">
            <text:p>0.27</text:p>
          </table:table-cell>
          <table:table-cell table:formula="of:=AVERAGE([.B115:.D115];[.H115:.L115])" office:value-type="float" office:value="0.2865625">
            <text:p>0.28656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kitchen:</text:p>
          </table:table-cell>
          <table:table-cell office:value-type="float" office:value="0.375">
            <text:p>0.375</text:p>
          </table:table-cell>
          <table:table-cell office:value-type="float" office:value="0.2375">
            <text:p>0.2375</text:p>
          </table:table-cell>
          <table:table-cell office:value-type="float" office:value="0.2475">
            <text:p>0.2475</text:p>
          </table:table-cell>
          <table:table-cell table:number-columns-repeated="3"/>
          <table:table-cell table:style-name="ce6" office:value-type="float" office:value="0.235">
            <text:p>0.235</text:p>
          </table:table-cell>
          <table:table-cell office:value-type="float" office:value="0.2475">
            <text:p>0.247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5">
            <text:p>0.265</text:p>
          </table:table-cell>
          <table:table-cell table:formula="of:=AVERAGE([.B116:.D116];[.H116:.L116])" office:value-type="float" office:value="0.2653125">
            <text:p>0.26531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400625">
            <text:p>0.400625</text:p>
          </table:table-cell>
          <table:table-cell office:value-type="float" office:value="0.2825">
            <text:p>0.2825</text:p>
          </table:table-cell>
          <table:table-cell office:value-type="float" office:value="0.280625">
            <text:p>0.280625</text:p>
          </table:table-cell>
          <table:table-cell table:number-columns-repeated="3"/>
          <table:table-cell office:value-type="float" office:value="0.290625">
            <text:p>0.290625</text:p>
          </table:table-cell>
          <table:table-cell table:style-name="ce6" office:value-type="float" office:value="0.27625">
            <text:p>0.27625</text:p>
          </table:table-cell>
          <table:table-cell office:value-type="float" office:value="0.285">
            <text:p>0.285</text:p>
          </table:table-cell>
          <table:table-cell table:number-columns-repeated="2" office:value-type="float" office:value="0.300625">
            <text:p>0.300625</text:p>
          </table:table-cell>
          <table:table-cell table:formula="of:=AVERAGE([.B117:.D117];[.H117:.L117])" office:value-type="float" office:value="0.302109375">
            <text:p>0.302109375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top k: 100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2725">
            <text:p>0.2725</text:p>
          </table:table-cell>
          <table:table-cell office:value-type="float" office:value="0.2825">
            <text:p>0.2825</text:p>
          </table:table-cell>
          <table:table-cell office:value-type="float" office:value="0.295">
            <text:p>0.295</text:p>
          </table:table-cell>
          <table:table-cell table:number-columns-repeated="3"/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  <table:table-cell table:number-columns-repeated="2" table:style-name="ce6" office:value-type="float" office:value="0.265">
            <text:p>0.265</text:p>
          </table:table-cell>
          <table:table-cell office:value-type="float" office:value="0.265">
            <text:p>0.265</text:p>
          </table:table-cell>
          <table:table-cell table:formula="of:=AVERAGE([.B122:.D122];[.H122:.L122])" office:value-type="float" office:value="0.274375">
            <text:p>0.27437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2725">
            <text:p>0.2725</text:p>
          </table:table-cell>
          <table:table-cell table:number-columns-repeated="3"/>
          <table:table-cell office:value-type="float" office:value="0.305">
            <text:p>0.305</text:p>
          </table:table-cell>
          <table:table-cell table:style-name="ce6" office:value-type="float" office:value="0.26">
            <text:p>0.26</text:p>
          </table:table-cell>
          <table:table-cell office:value-type="float" office:value="0.2675">
            <text:p>0.2675</text:p>
          </table:table-cell>
          <table:table-cell table:number-columns-repeated="2" office:value-type="float" office:value="0.2775">
            <text:p>0.2775</text:p>
          </table:table-cell>
          <table:table-cell table:formula="of:=AVERAGE([.B123:.D123];[.H123:.L123])" office:value-type="float" office:value="0.2746875">
            <text:p>0.27468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table:style-name="ce6" office:value-type="float" office:value="0.1925">
            <text:p>0.1925</text:p>
          </table:table-cell>
          <table:table-cell office:value-type="float" office:value="0.2275">
            <text:p>0.2275</text:p>
          </table:table-cell>
          <table:table-cell office:value-type="float" office:value="0.2125">
            <text:p>0.2125</text:p>
          </table:table-cell>
          <table:table-cell table:number-columns-repeated="3"/>
          <table:table-cell office:value-type="float" office:value="0.2375">
            <text:p>0.2375</text:p>
          </table:table-cell>
          <table:table-cell table:number-columns-repeated="2" office:value-type="float" office:value="0.2275">
            <text:p>0.2275</text:p>
          </table:table-cell>
          <table:table-cell table:number-columns-repeated="2" office:value-type="float" office:value="0.2">
            <text:p>0.2</text:p>
          </table:table-cell>
          <table:table-cell table:formula="of:=AVERAGE([.B124:.D124];[.H124:.L124])" office:value-type="float" office:value="0.215625">
            <text:p>0.2156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kitchen:</text:p>
          </table:table-cell>
          <table:table-cell table:number-columns-repeated="2" office:value-type="float" office:value="0.205">
            <text:p>0.205</text:p>
          </table:table-cell>
          <table:table-cell office:value-type="float" office:value="0.2125">
            <text:p>0.2125</text:p>
          </table:table-cell>
          <table:table-cell table:number-columns-repeated="3"/>
          <table:table-cell office:value-type="float" office:value="0.1975">
            <text:p>0.1975</text:p>
          </table:table-cell>
          <table:table-cell office:value-type="float" office:value="0.22">
            <text:p>0.22</text:p>
          </table:table-cell>
          <table:table-cell office:value-type="float" office:value="0.1975">
            <text:p>0.1975</text:p>
          </table:table-cell>
          <table:table-cell table:number-columns-repeated="2" table:style-name="ce6" office:value-type="float" office:value="0.19">
            <text:p>0.19</text:p>
          </table:table-cell>
          <table:table-cell table:formula="of:=AVERAGE([.B125:.D125];[.H125:.L125])" office:value-type="float" office:value="0.2021875">
            <text:p>0.20218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23375">
            <text:p>0.23375</text:p>
          </table:table-cell>
          <table:table-cell office:value-type="float" office:value="0.246875">
            <text:p>0.246875</text:p>
          </table:table-cell>
          <table:table-cell office:value-type="float" office:value="0.248125">
            <text:p>0.248125</text:p>
          </table:table-cell>
          <table:table-cell table:number-columns-repeated="3"/>
          <table:table-cell office:value-type="float" office:value="0.255">
            <text:p>0.255</text:p>
          </table:table-cell>
          <table:table-cell office:value-type="float" office:value="0.244375">
            <text:p>0.244375</text:p>
          </table:table-cell>
          <table:table-cell office:value-type="float" office:value="0.239375">
            <text:p>0.239375</text:p>
          </table:table-cell>
          <table:table-cell table:number-columns-repeated="2" table:style-name="ce6" office:value-type="float" office:value="0.233125">
            <text:p>0.233125</text:p>
          </table:table-cell>
          <table:table-cell table:formula="of:=AVERAGE([.B126:.D126];[.H126:.L126])" office:value-type="float" office:value="0.24171875">
            <text:p>0.24171875</text:p>
          </table:table-cell>
          <table:table-cell table:number-columns-repeated="12"/>
        </table:table-row>
        <table:table-row table:style-name="ro3">
          <table:table-cell table:number-columns-repeated="25"/>
        </table:table-row>
        <table:table-row table:style-name="ro3">
          <table:table-cell table:style-name="ce2" office:value-type="string">
            <text:p>top k: 2000</text:p>
          </table:table-cell>
          <table:table-cell table:number-columns-repeated="24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4" office:value-type="string">
            <text:p>exp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1divt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style-name="ce7" table:number-columns-repeated="11"/>
          <table:table-cell table:number-columns-repeated="13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275">
            <text:p>0.275</text:p>
          </table:table-cell>
          <table:table-cell office:value-type="float" office:value="0.295">
            <text:p>0.295</text:p>
          </table:table-cell>
          <table:table-cell office:value-type="float" office:value="0.2975">
            <text:p>0.2975</text:p>
          </table:table-cell>
          <table:table-cell table:style-name="ce7" table:number-columns-repeated="3"/>
          <table:table-cell table:style-name="ce6" office:value-type="float" office:value="0.245">
            <text:p>0.245</text:p>
          </table:table-cell>
          <table:table-cell office:value-type="float" office:value="0.2525">
            <text:p>0.2525</text:p>
          </table:table-cell>
          <table:table-cell office:value-type="float" office:value="0.2825">
            <text:p>0.2825</text:p>
          </table:table-cell>
          <table:table-cell table:number-columns-repeated="2" office:value-type="float" office:value="0.27">
            <text:p>0.27</text:p>
          </table:table-cell>
          <table:table-cell table:formula="of:=AVERAGE([.B131:.D131];[.H131:.L131])" office:value-type="float" office:value="0.2734375">
            <text:p>0.273437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285">
            <text:p>0.285</text:p>
          </table:table-cell>
          <table:table-cell office:value-type="float" office:value="0.2775">
            <text:p>0.2775</text:p>
          </table:table-cell>
          <table:table-cell office:value-type="float" office:value="0.26">
            <text:p>0.26</text:p>
          </table:table-cell>
          <table:table-cell table:style-name="ce7" table:number-columns-repeated="3"/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style-name="ce6" office:value-type="float" office:value="0.255">
            <text:p>0.255</text:p>
          </table:table-cell>
          <table:table-cell table:number-columns-repeated="2" office:value-type="float" office:value="0.2625">
            <text:p>0.2625</text:p>
          </table:table-cell>
          <table:table-cell table:formula="of:=AVERAGE([.B132:.D132];[.H132:.L132])" office:value-type="float" office:value="0.2665625">
            <text:p>0.26656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22">
            <text:p>0.22</text:p>
          </table:table-cell>
          <table:table-cell office:value-type="float" office:value="0.2125">
            <text:p>0.2125</text:p>
          </table:table-cell>
          <table:table-cell office:value-type="float" office:value="0.2225">
            <text:p>0.2225</text:p>
          </table:table-cell>
          <table:table-cell table:style-name="ce7" table:number-columns-repeated="3"/>
          <table:table-cell office:value-type="float" office:value="0.2175">
            <text:p>0.2175</text:p>
          </table:table-cell>
          <table:table-cell office:value-type="float" office:value="0.2225">
            <text:p>0.2225</text:p>
          </table:table-cell>
          <table:table-cell office:value-type="float" office:value="0.225">
            <text:p>0.225</text:p>
          </table:table-cell>
          <table:table-cell table:number-columns-repeated="2" table:style-name="ce6" office:value-type="float" office:value="0.205">
            <text:p>0.205</text:p>
          </table:table-cell>
          <table:table-cell table:formula="of:=AVERAGE([.B133:.D133];[.H133:.L133])" office:value-type="float" office:value="0.21625">
            <text:p>0.216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kitchen:</text:p>
          </table:table-cell>
          <table:table-cell office:value-type="float" office:value="0.1725">
            <text:p>0.1725</text:p>
          </table:table-cell>
          <table:table-cell office:value-type="float" office:value="0.2">
            <text:p>0.2</text:p>
          </table:table-cell>
          <table:table-cell office:value-type="float" office:value="0.2075">
            <text:p>0.2075</text:p>
          </table:table-cell>
          <table:table-cell table:style-name="ce7" table:number-columns-repeated="3"/>
          <table:table-cell office:value-type="float" office:value="0.1775">
            <text:p>0.1775</text:p>
          </table:table-cell>
          <table:table-cell office:value-type="float" office:value="0.1875">
            <text:p>0.1875</text:p>
          </table:table-cell>
          <table:table-cell office:value-type="float" office:value="0.1825">
            <text:p>0.1825</text:p>
          </table:table-cell>
          <table:table-cell table:number-columns-repeated="2" table:style-name="ce6" office:value-type="float" office:value="0.17">
            <text:p>0.17</text:p>
          </table:table-cell>
          <table:table-cell table:formula="of:=AVERAGE([.B134:.D134];[.H134:.L134])" office:value-type="float" office:value="0.1834375">
            <text:p>0.18343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238125">
            <text:p>0.238125</text:p>
          </table:table-cell>
          <table:table-cell office:value-type="float" office:value="0.24625">
            <text:p>0.24625</text:p>
          </table:table-cell>
          <table:table-cell office:value-type="float" office:value="0.246875">
            <text:p>0.246875</text:p>
          </table:table-cell>
          <table:table-cell table:style-name="ce7" table:number-columns-repeated="3"/>
          <table:table-cell table:style-name="ce6" office:value-type="float" office:value="0.225">
            <text:p>0.225</text:p>
          </table:table-cell>
          <table:table-cell office:value-type="float" office:value="0.233125">
            <text:p>0.233125</text:p>
          </table:table-cell>
          <table:table-cell office:value-type="float" office:value="0.23625">
            <text:p>0.23625</text:p>
          </table:table-cell>
          <table:table-cell table:number-columns-repeated="2" office:value-type="float" office:value="0.226875">
            <text:p>0.226875</text:p>
          </table:table-cell>
          <table:table-cell table:formula="of:=AVERAGE([.B135:.D135];[.H135:.L135])" office:value-type="float" office:value="0.234921875">
            <text:p>0.234921875</text:p>
          </table:table-cell>
          <table:table-cell table:number-columns-repeated="12"/>
        </table:table-row>
        <table:table-row table:style-name="ro3">
          <table:table-cell/>
          <table:table-cell table:style-name="ce7" table:number-columns-repeated="11"/>
          <table:table-cell table:number-columns-repeated="13"/>
        </table:table-row>
        <table:table-row table:style-name="ro3">
          <table:table-cell table:style-name="ce2" office:value-type="string">
            <text:p>top k: 5000</text:p>
          </table:table-cell>
          <table:table-cell table:style-name="ce7" table:number-columns-repeated="11"/>
          <table:table-cell table:number-columns-repeated="13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4" office:value-type="string">
            <text:p>exp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1divt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style-name="ce7" table:number-columns-repeated="11"/>
          <table:table-cell table:number-columns-repeated="13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265">
            <text:p>0.265</text:p>
          </table:table-cell>
          <table:table-cell office:value-type="float" office:value="0.305">
            <text:p>0.305</text:p>
          </table:table-cell>
          <table:table-cell office:value-type="float" office:value="0.28">
            <text:p>0.28</text:p>
          </table:table-cell>
          <table:table-cell table:style-name="ce7" table:number-columns-repeated="3"/>
          <table:table-cell table:number-columns-repeated="2" table:style-name="ce6" office:value-type="float" office:value="0.255">
            <text:p>0.255</text:p>
          </table:table-cell>
          <table:table-cell office:value-type="float" office:value="0.285">
            <text:p>0.285</text:p>
          </table:table-cell>
          <table:table-cell table:number-columns-repeated="2" table:style-name="ce6" office:value-type="float" office:value="0.255">
            <text:p>0.255</text:p>
          </table:table-cell>
          <table:table-cell table:formula="of:=AVERAGE([.B140:.D140];[.H140:.L140])" office:value-type="float" office:value="0.269375">
            <text:p>0.26937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office:value-type="float" office:value="0.2725">
            <text:p>0.2725</text:p>
          </table:table-cell>
          <table:table-cell table:style-name="ce6" office:value-type="float" office:value="0.2575">
            <text:p>0.2575</text:p>
          </table:table-cell>
          <table:table-cell office:value-type="float" office:value="0.29">
            <text:p>0.29</text:p>
          </table:table-cell>
          <table:table-cell table:style-name="ce7" table:number-columns-repeated="3"/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table:style-name="ce6" office:value-type="float" office:value="0.2575">
            <text:p>0.2575</text:p>
          </table:table-cell>
          <table:table-cell table:number-columns-repeated="2" office:value-type="float" office:value="0.26">
            <text:p>0.26</text:p>
          </table:table-cell>
          <table:table-cell table:formula="of:=AVERAGE([.B141:.D141];[.H141:.L141])" office:value-type="float" office:value="0.2659375">
            <text:p>0.26593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table:style-name="ce6" office:value-type="float" office:value="0.205">
            <text:p>0.205</text:p>
          </table:table-cell>
          <table:table-cell office:value-type="float" office:value="0.2375">
            <text:p>0.2375</text:p>
          </table:table-cell>
          <table:table-cell office:value-type="float" office:value="0.2275">
            <text:p>0.2275</text:p>
          </table:table-cell>
          <table:table-cell table:style-name="ce7" table:number-columns-repeated="3"/>
          <table:table-cell office:value-type="float" office:value="0.2075">
            <text:p>0.2075</text:p>
          </table:table-cell>
          <table:table-cell table:number-columns-repeated="2" office:value-type="float" office:value="0.21">
            <text:p>0.21</text:p>
          </table:table-cell>
          <table:table-cell table:number-columns-repeated="2" office:value-type="float" office:value="0.2225">
            <text:p>0.2225</text:p>
          </table:table-cell>
          <table:table-cell table:formula="of:=AVERAGE([.B142:.D142];[.H142:.L142])" office:value-type="float" office:value="0.2178125">
            <text:p>0.21781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kitchen:</text:p>
          </table:table-cell>
          <table:table-cell table:style-name="ce6" office:value-type="float" office:value="0.155">
            <text:p>0.155</text:p>
          </table:table-cell>
          <table:table-cell office:value-type="float" office:value="0.1825">
            <text:p>0.1825</text:p>
          </table:table-cell>
          <table:table-cell office:value-type="float" office:value="0.18">
            <text:p>0.18</text:p>
          </table:table-cell>
          <table:table-cell table:style-name="ce7" table:number-columns-repeated="3"/>
          <table:table-cell office:value-type="float" office:value="0.1625">
            <text:p>0.1625</text:p>
          </table:table-cell>
          <table:table-cell office:value-type="float" office:value="0.175">
            <text:p>0.175</text:p>
          </table:table-cell>
          <table:table-cell office:value-type="float" office:value="0.1775">
            <text:p>0.1775</text:p>
          </table:table-cell>
          <table:table-cell table:number-columns-repeated="2" office:value-type="float" office:value="0.2025">
            <text:p>0.2025</text:p>
          </table:table-cell>
          <table:table-cell table:formula="of:=AVERAGE([.B143:.D143];[.H143:.L143])" office:value-type="float" office:value="0.1796875">
            <text:p>0.17968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224375">
            <text:p>0.224375</text:p>
          </table:table-cell>
          <table:table-cell office:value-type="float" office:value="0.245625">
            <text:p>0.245625</text:p>
          </table:table-cell>
          <table:table-cell office:value-type="float" office:value="0.244375">
            <text:p>0.244375</text:p>
          </table:table-cell>
          <table:table-cell table:style-name="ce7" table:number-columns-repeated="3"/>
          <table:table-cell table:style-name="ce6" office:value-type="float" office:value="0.22375">
            <text:p>0.22375</text:p>
          </table:table-cell>
          <table:table-cell office:value-type="float" office:value="0.225">
            <text:p>0.225</text:p>
          </table:table-cell>
          <table:table-cell office:value-type="float" office:value="0.2325">
            <text:p>0.2325</text:p>
          </table:table-cell>
          <table:table-cell table:number-columns-repeated="2" office:value-type="float" office:value="0.235">
            <text:p>0.235</text:p>
          </table:table-cell>
          <table:table-cell table:formula="of:=AVERAGE([.B144:.D144];[.H144:.L144])" office:value-type="float" office:value="0.233203125">
            <text:p>0.233203125</text:p>
          </table:table-cell>
          <table:table-cell table:number-columns-repeated="12"/>
        </table:table-row>
        <table:table-row table:style-name="ro3">
          <table:table-cell/>
          <table:table-cell table:style-name="ce7" table:number-columns-repeated="11"/>
          <table:table-cell table:number-columns-repeated="13"/>
        </table:table-row>
        <table:table-row table:style-name="ro3">
          <table:table-cell table:style-name="ce2" office:value-type="string">
            <text:p>top k: 10000</text:p>
          </table:table-cell>
          <table:table-cell table:style-name="ce7" table:number-columns-repeated="11"/>
          <table:table-cell table:number-columns-repeated="13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4" office:value-type="string">
            <text:p>exp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1divt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style-name="ce7" table:number-columns-repeated="10"/>
          <table:table-cell table:number-columns-repeated="14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27">
            <text:p>0.27</text:p>
          </table:table-cell>
          <table:table-cell office:value-type="float" office:value="0.2725">
            <text:p>0.2725</text:p>
          </table:table-cell>
          <table:table-cell office:value-type="float" office:value="0.28">
            <text:p>0.28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875">
            <text:p>0.2875</text:p>
          </table:table-cell>
          <table:table-cell office:value-type="float" office:value="0.26">
            <text:p>0.26</text:p>
          </table:table-cell>
          <table:table-cell table:number-columns-repeated="2" table:style-name="ce6" office:value-type="float" office:value="0.2525">
            <text:p>0.2525</text:p>
          </table:table-cell>
          <table:table-cell table:formula="of:=AVERAGE([.B149:.D149];[.H149:.L149])" office:value-type="float" office:value="0.26875">
            <text:p>0.2687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table:style-name="ce6" office:value-type="float" office:value="0.2475">
            <text:p>0.2475</text:p>
          </table:table-cell>
          <table:table-cell office:value-type="float" office:value="0.2775">
            <text:p>0.2775</text:p>
          </table:table-cell>
          <table:table-cell office:value-type="float" office:value="0.2875">
            <text:p>0.2875</text:p>
          </table:table-cell>
          <table:table-cell table:number-columns-repeated="3"/>
          <table:table-cell table:style-name="ce6" office:value-type="float" office:value="0.2475">
            <text:p>0.2475</text:p>
          </table:table-cell>
          <table:table-cell office:value-type="float" office:value="0.255">
            <text:p>0.255</text:p>
          </table:table-cell>
          <table:table-cell office:value-type="float" office:value="0.2575">
            <text:p>0.2575</text:p>
          </table:table-cell>
          <table:table-cell table:number-columns-repeated="2" office:value-type="float" office:value="0.255">
            <text:p>0.255</text:p>
          </table:table-cell>
          <table:table-cell table:formula="of:=AVERAGE([.B150:.D150];[.H150:.L150])" office:value-type="float" office:value="0.2603125">
            <text:p>0.26031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215">
            <text:p>0.215</text:p>
          </table:table-cell>
          <table:table-cell office:value-type="float" office:value="0.24">
            <text:p>0.24</text:p>
          </table:table-cell>
          <table:table-cell office:value-type="float" office:value="0.215">
            <text:p>0.215</text:p>
          </table:table-cell>
          <table:table-cell table:number-columns-repeated="3"/>
          <table:table-cell office:value-type="float" office:value="0.23">
            <text:p>0.23</text:p>
          </table:table-cell>
          <table:table-cell office:value-type="float" office:value="0.2325">
            <text:p>0.2325</text:p>
          </table:table-cell>
          <table:table-cell table:style-name="ce6" office:value-type="float" office:value="0.2">
            <text:p>0.2</text:p>
          </table:table-cell>
          <table:table-cell table:number-columns-repeated="2" office:value-type="float" office:value="0.2225">
            <text:p>0.2225</text:p>
          </table:table-cell>
          <table:table-cell table:formula="of:=AVERAGE([.B151:.D151];[.H151:.L151])" office:value-type="float" office:value="0.2221875">
            <text:p>0.22218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kitchen:</text:p>
          </table:table-cell>
          <table:table-cell office:value-type="float" office:value="0.1875">
            <text:p>0.1875</text:p>
          </table:table-cell>
          <table:table-cell office:value-type="float" office:value="0.1825">
            <text:p>0.1825</text:p>
          </table:table-cell>
          <table:table-cell office:value-type="float" office:value="0.19">
            <text:p>0.19</text:p>
          </table:table-cell>
          <table:table-cell table:number-columns-repeated="3"/>
          <table:table-cell office:value-type="float" office:value="0.195">
            <text:p>0.195</text:p>
          </table:table-cell>
          <table:table-cell office:value-type="float" office:value="0.1825">
            <text:p>0.1825</text:p>
          </table:table-cell>
          <table:table-cell table:style-name="ce6" office:value-type="float" office:value="0.1575">
            <text:p>0.1575</text:p>
          </table:table-cell>
          <table:table-cell table:number-columns-repeated="2" office:value-type="float" office:value="0.1725">
            <text:p>0.1725</text:p>
          </table:table-cell>
          <table:table-cell table:formula="of:=AVERAGE([.B152:.D152];[.H152:.L152])" office:value-type="float" office:value="0.18">
            <text:p>0.18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.243125">
            <text:p>0.243125</text:p>
          </table:table-cell>
          <table:table-cell table:number-columns-repeated="3"/>
          <table:table-cell office:value-type="float" office:value="0.236875">
            <text:p>0.236875</text:p>
          </table:table-cell>
          <table:table-cell office:value-type="float" office:value="0.239375">
            <text:p>0.239375</text:p>
          </table:table-cell>
          <table:table-cell table:style-name="ce6" office:value-type="float" office:value="0.21875">
            <text:p>0.21875</text:p>
          </table:table-cell>
          <table:table-cell table:number-columns-repeated="2" office:value-type="float" office:value="0.225625">
            <text:p>0.225625</text:p>
          </table:table-cell>
          <table:table-cell table:formula="of:=AVERAGE([.B153:.D153];[.H153:.L153])" office:value-type="float" office:value="0.2328125">
            <text:p>0.2328125</text:p>
          </table:table-cell>
          <table:table-cell table:number-columns-repeated="12"/>
        </table:table-row>
        <table:table-row table:style-name="ro3">
          <table:table-cell table:number-columns-repeated="25"/>
        </table:table-row>
        <table:table-row table:style-name="ro3">
          <table:table-cell table:style-name="ce2" office:value-type="string">
            <text:p>top k: 50000</text:p>
          </table:table-cell>
          <table:table-cell table:style-name="ce7" table:number-columns-repeated="11"/>
          <table:table-cell table:number-columns-repeated="13"/>
        </table:table-row>
        <table:table-row table:style-name="ro5">
          <table:table-cell table:style-name="ce2" office:value-type="string">
            <text:p>learning rate:</text:p>
          </table:table-cell>
          <table:table-cell table:style-name="ce4" office:value-type="string">
            <text:p>exp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1divt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3"/>
        </table:table-row>
        <table:table-row table:style-name="ro3">
          <table:table-cell table:style-name="ce2"/>
          <table:table-cell table:style-name="ce7" table:number-columns-repeated="11"/>
          <table:table-cell table:number-columns-repeated="13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2525">
            <text:p>0.2525</text:p>
          </table:table-cell>
          <table:table-cell office:value-type="float" office:value="0.2575">
            <text:p>0.2575</text:p>
          </table:table-cell>
          <table:table-cell office:value-type="float" office:value="0.2775">
            <text:p>0.2775</text:p>
          </table:table-cell>
          <table:table-cell table:style-name="ce7" table:number-columns-repeated="3"/>
          <table:table-cell office:value-type="float" office:value="0.2575">
            <text:p>0.2575</text:p>
          </table:table-cell>
          <table:table-cell table:style-name="ce6" office:value-type="float" office:value="0.2325">
            <text:p>0.23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5">
            <text:p>0.265</text:p>
          </table:table-cell>
          <table:table-cell table:formula="of:=AVERAGE([.B158:.D158];[.H158:.L158])" office:value-type="float" office:value="0.2571875">
            <text:p>0.2571875</text:p>
          </table:table-cell>
          <table:table-cell table:number-columns-repeated="12"/>
        </table:table-row>
        <table:table-row table:style-name="ro5">
          <table:table-cell table:style-name="ce2" office:value-type="string">
            <text:p>small on dvd:</text:p>
          </table:table-cell>
          <table:table-cell table:style-name="ce6" office:value-type="float" office:value="0.2475">
            <text:p>0.2475</text:p>
          </table:table-cell>
          <table:table-cell office:value-type="float" office:value="0.2675">
            <text:p>0.2675</text:p>
          </table:table-cell>
          <table:table-cell office:value-type="float" office:value="0.275">
            <text:p>0.275</text:p>
          </table:table-cell>
          <table:table-cell table:style-name="ce7" table:number-columns-repeated="3"/>
          <table:table-cell office:value-type="float" office:value="0.26">
            <text:p>0.26</text:p>
          </table:table-cell>
          <table:table-cell office:value-type="float" office:value="0.2725">
            <text:p>0.2725</text:p>
          </table:table-cell>
          <table:table-cell table:style-name="ce6" office:value-type="float" office:value="0.2475">
            <text:p>0.2475</text:p>
          </table:table-cell>
          <table:table-cell table:number-columns-repeated="2" office:value-type="float" office:value="0.2625">
            <text:p>0.2625</text:p>
          </table:table-cell>
          <table:table-cell table:formula="of:=AVERAGE([.B159:.D159];[.H159:.L159])" office:value-type="float" office:value="0.261875">
            <text:p>0.2618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22">
            <text:p>0.22</text:p>
          </table:table-cell>
          <table:table-cell office:value-type="float" office:value="0.225">
            <text:p>0.225</text:p>
          </table:table-cell>
          <table:table-cell office:value-type="float" office:value="0.23">
            <text:p>0.23</text:p>
          </table:table-cell>
          <table:table-cell table:style-name="ce7" table:number-columns-repeated="3"/>
          <table:table-cell office:value-type="float" office:value="0.215">
            <text:p>0.215</text:p>
          </table:table-cell>
          <table:table-cell table:style-name="ce6" office:value-type="float" office:value="0.2125">
            <text:p>0.2125</text:p>
          </table:table-cell>
          <table:table-cell office:value-type="float" office:value="0.2275">
            <text:p>0.2275</text:p>
          </table:table-cell>
          <table:table-cell table:number-columns-repeated="2" office:value-type="float" office:value="0.2225">
            <text:p>0.2225</text:p>
          </table:table-cell>
          <table:table-cell table:formula="of:=AVERAGE([.B160:.D160];[.H160:.L160])" office:value-type="float" office:value="0.221875">
            <text:p>0.22187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kitchen:</text:p>
          </table:table-cell>
          <table:table-cell table:number-columns-repeated="2" office:value-type="float" office:value="0.1725">
            <text:p>0.1725</text:p>
          </table:table-cell>
          <table:table-cell office:value-type="float" office:value="0.1825">
            <text:p>0.1825</text:p>
          </table:table-cell>
          <table:table-cell table:style-name="ce7" table:number-columns-repeated="3"/>
          <table:table-cell table:number-columns-repeated="2" office:value-type="float" office:value="0.18">
            <text:p>0.18</text:p>
          </table:table-cell>
          <table:table-cell office:value-type="float" office:value="0.175">
            <text:p>0.175</text:p>
          </table:table-cell>
          <table:table-cell table:number-columns-repeated="2" table:style-name="ce6" office:value-type="float" office:value="0.165">
            <text:p>0.165</text:p>
          </table:table-cell>
          <table:table-cell table:formula="of:=AVERAGE([.B161:.D161];[.H161:.L161])" office:value-type="float" office:value="0.1740625">
            <text:p>0.1740625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cat:</text:p>
          </table:table-cell>
          <table:table-cell table:style-name="ce6" office:value-type="float" office:value="0.223125">
            <text:p>0.223125</text:p>
          </table:table-cell>
          <table:table-cell office:value-type="float" office:value="0.230625">
            <text:p>0.230625</text:p>
          </table:table-cell>
          <table:table-cell office:value-type="float" office:value="0.24125">
            <text:p>0.24125</text:p>
          </table:table-cell>
          <table:table-cell table:style-name="ce7" table:number-columns-repeated="3"/>
          <table:table-cell office:value-type="float" office:value="0.228125">
            <text:p>0.228125</text:p>
          </table:table-cell>
          <table:table-cell office:value-type="float" office:value="0.224375">
            <text:p>0.224375</text:p>
          </table:table-cell>
          <table:table-cell office:value-type="float" office:value="0.225">
            <text:p>0.225</text:p>
          </table:table-cell>
          <table:table-cell table:number-columns-repeated="2" office:value-type="float" office:value="0.22875">
            <text:p>0.22875</text:p>
          </table:table-cell>
          <table:table-cell table:formula="of:=AVERAGE([.B162:.D162];[.H162:.L162])" office:value-type="float" office:value="0.22875">
            <text:p>0.22875</text:p>
          </table:table-cell>
          <table:table-cell table:number-columns-repeated="12"/>
        </table:table-row>
        <table:table-row table:style-name="ro3" table:number-rows-repeated="3">
          <table:table-cell/>
          <table:table-cell table:style-name="ce7" table:number-columns-repeated="11"/>
          <table:table-cell table:number-columns-repeated="13"/>
        </table:table-row>
        <table:table-row table:style-name="ro3">
          <table:table-cell table:style-name="ce2"/>
          <table:table-cell table:style-name="ce4" table:number-columns-repeated="3"/>
          <table:table-cell table:style-name="ce7" table:number-columns-repeated="8"/>
          <table:table-cell table:number-columns-repeated="1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3"/>
          <table:table-cell table:number-columns-repeated="24"/>
        </table:table-row>
        <table:table-row table:style-name="ro3">
          <table:table-cell/>
          <table:table-cell table:style-name="ce7" table:number-columns-repeated="3"/>
          <table:table-cell table:number-columns-repeated="21"/>
        </table:table-row>
        <table:table-row table:style-name="ro3" table:number-rows-repeated="2">
          <table:table-cell table:number-columns-repeated="25"/>
        </table:table-row>
        <table:table-row table:style-name="ro3" table:number-rows-repeated="7">
          <table:table-cell table:style-name="ce3"/>
          <table:table-cell table:number-columns-repeated="24"/>
        </table:table-row>
        <table:table-row table:style-name="ro3" table:number-rows-repeated="18">
          <table:table-cell table:number-columns-repeated="25"/>
        </table:table-row>
        <table:table-row table:style-name="ro3">
          <table:table-cell/>
          <table:table-cell table:style-name="ce2"/>
          <table:table-cell table:number-columns-repeated="23"/>
        </table:table-row>
        <table:table-row table:style-name="ro3">
          <table:table-cell table:style-name="ce2"/>
          <table:table-cell table:number-columns-repeated="24"/>
        </table:table-row>
        <table:table-row table:style-name="ro3">
          <table:table-cell table:style-name="ce2"/>
          <table:table-cell table:style-name="ce4" table:number-columns-repeated="3"/>
          <table:table-cell table:style-name="ce7"/>
          <table:table-cell table:number-columns-repeated="20"/>
        </table:table-row>
        <table:table-row table:style-name="ro3" table:number-rows-repeated="6">
          <table:table-cell table:style-name="ce4"/>
          <table:table-cell table:style-name="ce7" table:number-columns-repeated="4"/>
          <table:table-cell table:number-columns-repeated="20"/>
        </table:table-row>
        <table:table-row table:style-name="ro3">
          <table:table-cell table:style-name="ce4"/>
          <table:table-cell table:number-columns-repeated="24"/>
        </table:table-row>
        <table:table-row table:style-name="ro3" table:number-rows-repeated="5">
          <table:table-cell table:style-name="ce2"/>
          <table:table-cell table:number-columns-repeated="24"/>
        </table:table-row>
        <table:table-row table:style-name="ro3" table:number-rows-repeated="1048364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Q91:Sheet1.R10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number:number-style style:name="N5108" number:language="de" number:country="DE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7-07T15:14:32</meta:creation-date>
    <dc:date>2013-07-08T00:55:17</dc:date>
    <dc:creator>Julia Kreutzer</dc:creator>
    <meta:editing-duration>PT29M7S</meta:editing-duration>
    <meta:editing-cycles>6</meta:editing-cycles>
    <meta:generator>LibreOffice/3.5$Linux_X86_64 LibreOffice_project/350m1$Build-2</meta:generator>
    <meta:document-statistic meta:table-count="3" meta:cell-count="10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25" chart:max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67cm" svg:height="9.765cm" xlink:href=".." xlink:type="simple" chart:class="chart:scatter" chart:style-name="ch1">
        <chart:title svg:x="5.137cm" svg:y="0.331cm" chart:style-name="ch2">
          <text:p>average error rate for 10 epochs</text:p>
        </chart:title>
        <chart:plot-area chart:style-name="ch3" table:cell-range-address="Sheet1.P35:Sheet1.Q42" chart:data-source-has-labels="row" svg:x="1.333cm" svg:y="1.721cm" svg:width="14.956cm" svg:height="6.885cm">
          <chartooo:coordinate-region svg:x="2.537cm" svg:y="1.721cm" svg:width="13.221cm" svg:height="6.247cm"/>
          <chart:axis chart:dimension="x" chart:name="primary-x" chart:style-name="ch4">
            <chart:title svg:x="8.383cm" svg:y="8.802cm" chart:style-name="ch5">
              <text:p>top k</text:p>
            </chart:title>
          </chart:axis>
          <chart:axis chart:dimension="y" chart:name="primary-y" chart:style-name="ch6">
            <chart:title svg:x="0.451cm" svg:y="5.891cm" chart:style-name="ch7">
              <text:p>error rate</text:p>
            </chart:title>
            <chart:grid chart:style-name="ch8" chart:class="major"/>
          </chart:axis>
          <chart:series chart:style-name="ch9" chart:values-cell-range-address="Sheet1.Q36:Sheet1.Q42" chart:label-cell-address="Sheet1.Q35:Sheet1.Q35" chart:class="chart:scatter">
            <chart:domain table:cell-range-address="Sheet1.P36:Sheet1.P42"/>
            <chart:data-point chart:repeated="5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error rate</text:p>
                <draw:g>
                  <svg:desc>Sheet1.Q35:Sheet1.Q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P36:Sheet1.P42</svg:desc>
                </draw:g>
              </table:table-cell>
              <table:table-cell office:value-type="float" office:value="0.679921875">
                <text:p>0.679921875</text:p>
                <draw:g>
                  <svg:desc>Sheet1.Q36:Sheet1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31953125">
                <text:p>0.3195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4453125">
                <text:p>0.244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33671875">
                <text:p>0.23367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23171875">
                <text:p>0.231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233515625">
                <text:p>0.2335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2290625">
                <text:p>0.22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225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8.983cm" xlink:href=".." xlink:type="simple" chart:class="chart:scatter" chart:style-name="ch1">
        <chart:plot-area chart:style-name="ch2" table:cell-range-address="Sheet1.P35:Sheet1.Q41" chart:data-source-has-labels="row" svg:x="0.77cm" svg:y="0.851cm" svg:width="14.599cm" svg:height="7.533cm">
          <chartooo:coordinate-region svg:x="1.974cm" svg:y="0.851cm" svg:width="12.864cm" svg:height="6.8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36:Sheet1.Q41" chart:label-cell-address="Sheet1.Q35:Sheet1.Q35" chart:class="chart:scatter">
            <chart:domain table:cell-range-address="Sheet1.P36:Sheet1.P4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error rate</text:p>
                <draw:g>
                  <svg:desc>Sheet1.Q35:Sheet1.Q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P36:Sheet1.P41</svg:desc>
                </draw:g>
              </table:table-cell>
              <table:table-cell office:value-type="float" office:value="0.679921875">
                <text:p>0.679921875</text:p>
                <draw:g>
                  <svg:desc>Sheet1.Q36:Sheet1.Q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31953125">
                <text:p>0.3195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4453125">
                <text:p>0.244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33671875">
                <text:p>0.23367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23171875">
                <text:p>0.231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233515625">
                <text:p>0.2335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